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Wingdings" svg:font-family="Wingdings" style:font-charset="x-symbol"/>
    <style:font-face style:name="Wingdings 2" svg:font-family="'Wingdings 2'" style:font-charset="x-symbol"/>
    <style:font-face style:name="StarSymbol" svg:font-family="StarSymbol, 'Arial Unicode MS'"/>
    <style:font-face style:name="Tahoma4" svg:font-family="Tahoma"/>
    <style:font-face style:name="Tahoma2" svg:font-family="Tahoma, Lucidasans"/>
    <style:font-face style:name="DejaVu Sans" svg:font-family="'DejaVu Sans'" style:font-pitch="variable"/>
    <style:font-face style:name="Luxi Sans" svg:font-family="'Luxi Sans'" style:font-pitch="variable"/>
    <style:font-face style:name="Tahoma3" svg:font-family="Tahoma" style:font-pitch="variable"/>
    <style:font-face style:name="Tahoma1" svg:font-family="Tahoma, Lucidasans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5938in" fo:margin-left="0.0875in" fo:margin-right="0.2438in" table:align="margins" style:writing-mode="lr-tb"/>
    </style:style>
    <style:style style:name="Table1.A" style:family="table-column">
      <style:table-column-properties style:column-width="0.3021in" style:rel-column-width="3002*"/>
    </style:style>
    <style:style style:name="Table1.B" style:family="table-column">
      <style:table-column-properties style:column-width="4.6146in" style:rel-column-width="45864*"/>
    </style:style>
    <style:style style:name="Table1.C" style:family="table-column">
      <style:table-column-properties style:column-width="1.4479in" style:rel-column-width="14390*"/>
    </style:style>
    <style:style style:name="Table1.D" style:family="table-column">
      <style:table-column-properties style:column-width="0.2292in" style:rel-column-width="2279*"/>
    </style:style>
    <style:style style:name="Table1.1" style:family="table-row">
      <style:table-row-properties style:min-row-height="0.1681in" style:keep-together="true" fo:keep-together="auto"/>
    </style:style>
    <style:style style:name="Table1.A1" style:family="table-cell">
      <style:table-cell-properties style:vertical-align="bottom" fo:padding-left="0.0208in" fo:padding-right="0.0208in" fo:padding-top="0in" fo:padding-bottom="0in" fo:border="none" style:writing-mode="lr-tb"/>
    </style:style>
    <style:style style:name="Table1.5" style:family="table-row">
      <style:table-row-properties style:min-row-height="1.2514in" style:keep-together="true" fo:keep-together="auto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</style:style>
    <style:style style:name="P3" style:family="paragraph" style:parent-style-name="Standard">
      <style:paragraph-properties fo:text-align="start" style:justify-single-word="false">
        <style:tab-stops>
          <style:tab-stop style:position="0.5in"/>
        </style:tab-stops>
      </style:paragraph-properties>
    </style:style>
    <style:style style:name="P4" style:family="paragraph" style:parent-style-name="Standard">
      <style:paragraph-properties fo:text-align="start" style:justify-single-word="false">
        <style:tab-stops>
          <style:tab-stop style:position="0.4898in"/>
        </style:tab-stops>
      </style:paragraph-properties>
    </style:style>
    <style:style style:name="P5" style:family="paragraph" style:parent-style-name="Standard">
      <style:paragraph-properties fo:text-align="start" style:justify-single-word="false" style:text-autospace="none" style:snap-to-layout-grid="false"/>
    </style:style>
    <style:style style:name="P6" style:family="paragraph" style:parent-style-name="Standard">
      <style:text-properties style:use-window-font-color="true" fo:font-size="12pt" fo:language="en" fo:country="US" fo:font-weight="bold" style:font-name-asian="Luxi Sans" style:font-size-asian="12pt" style:language-asian="zxx" style:country-asian="none" style:font-weight-asian="bold" style:font-name-complex="Tahoma1" style:font-size-complex="12pt" style:language-complex="zxx" style:country-complex="none" style:font-weight-complex="bold"/>
    </style:style>
    <style:style style:name="P7" style:family="paragraph" style:parent-style-name="Standard">
      <style:paragraph-properties fo:text-align="start" style:justify-single-word="false"/>
      <style:text-properties style:use-window-font-color="true" fo:font-size="12pt" fo:language="en" fo:country="US" fo:font-weight="bold" style:font-name-asian="Luxi Sans" style:font-size-asian="12pt" style:language-asian="zxx" style:country-asian="none" style:font-weight-asian="bold" style:font-name-complex="Tahoma1" style:font-size-complex="12pt" style:language-complex="zxx" style:country-complex="none" style:font-weight-complex="bold"/>
    </style:style>
    <style:style style:name="P8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use-window-font-color="true" fo:font-size="12pt" fo:language="en" fo:country="US" fo:font-weight="bold" style:font-name-asian="Luxi Sans" style:font-size-asian="12pt" style:language-asian="zxx" style:country-asian="none" style:font-weight-asian="bold" style:font-name-complex="Tahoma1" style:font-size-complex="12pt" style:language-complex="zxx" style:country-complex="none" style:font-weight-complex="bold"/>
    </style:style>
    <style:style style:name="P9" style:family="paragraph" style:parent-style-name="Standard">
      <style:paragraph-properties fo:text-align="justify" style:justify-single-word="false"/>
      <style:text-properties style:use-window-font-color="true" fo:font-size="12pt" fo:language="en" fo:country="US" fo:font-weight="bold" style:font-name-asian="Luxi Sans" style:font-size-asian="12pt" style:language-asian="zxx" style:country-asian="none" style:font-weight-asian="bold" style:font-name-complex="Tahoma1" style:font-size-complex="12pt" style:language-complex="zxx" style:country-complex="none" style:font-weight-complex="bold"/>
    </style:style>
    <style:style style:name="P10" style:family="paragraph" style:parent-style-name="Standard">
      <style:paragraph-properties fo:text-align="justify" style:justify-single-word="false">
        <style:tab-stops>
          <style:tab-stop style:position="0.75in"/>
        </style:tab-stops>
      </style:paragraph-properties>
      <style:text-properties style:use-window-font-color="true" fo:font-size="12pt" fo:language="en" fo:country="US" fo:font-weight="bold" style:font-name-asian="Luxi Sans" style:font-size-asian="12pt" style:language-asian="zxx" style:country-asian="none" style:font-weight-asian="bold" style:font-name-complex="Tahoma1" style:font-size-complex="12pt" style:language-complex="zxx" style:country-complex="none" style:font-weight-complex="bold"/>
    </style:style>
    <style:style style:name="P11" style:family="paragraph" style:parent-style-name="Standard">
      <style:paragraph-properties fo:text-align="start" style:justify-single-word="false"/>
      <style:text-properties style:use-window-font-color="true" fo:font-size="12pt" fo:language="en" fo:country="US" style:font-name-asian="Luxi Sans" style:font-size-asian="12pt" style:language-asian="zxx" style:country-asian="none" style:font-name-complex="Tahoma1" style:font-size-complex="12pt" style:language-complex="zxx" style:country-complex="none"/>
    </style:style>
    <style:style style:name="P12" style:family="paragraph" style:parent-style-name="Standard">
      <style:paragraph-properties fo:text-align="center" style:justify-single-word="false"/>
      <style:text-properties style:use-window-font-color="true" fo:font-size="12pt" fo:language="en" fo:country="US" style:font-name-asian="Luxi Sans" style:font-size-asian="12pt" style:language-asian="zxx" style:country-asian="none" style:font-name-complex="Tahoma1" style:font-size-complex="12pt" style:language-complex="zxx" style:country-complex="none"/>
    </style:style>
    <style:style style:name="P13" style:family="paragraph" style:parent-style-name="Standard">
      <style:paragraph-properties fo:text-align="justify" style:justify-single-word="false"/>
      <style:text-properties style:use-window-font-color="true" fo:font-size="12pt" fo:language="en" fo:country="US" style:font-name-asian="Luxi Sans" style:font-size-asian="12pt" style:language-asian="zxx" style:country-asian="none" style:font-name-complex="Tahoma1" style:font-size-complex="12pt" style:language-complex="zxx" style:country-complex="none"/>
    </style:style>
    <style:style style:name="P14" style:family="paragraph" style:parent-style-name="Standard">
      <style:text-properties style:use-window-font-color="true" fo:font-size="12pt" fo:language="en" fo:country="US" fo:font-weight="normal" style:font-name-asian="Luxi Sans" style:font-size-asian="12pt" style:language-asian="zxx" style:country-asian="none" style:font-weight-asian="normal" style:font-name-complex="Tahoma1" style:font-size-complex="12pt" style:language-complex="zxx" style:country-complex="none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use-window-font-color="true" fo:font-size="12pt" fo:language="en" fo:country="US" fo:font-weight="normal" style:font-name-asian="Luxi Sans" style:font-size-asian="12pt" style:language-asian="zxx" style:country-asian="none" style:font-weight-asian="normal" style:font-name-complex="Tahoma1" style:font-size-complex="12pt" style:language-complex="zxx" style:country-complex="none" style:font-weight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0.4898in"/>
        </style:tab-stops>
      </style:paragraph-properties>
      <style:text-properties style:use-window-font-color="true" fo:font-size="12pt" fo:language="en" fo:country="US" fo:font-weight="normal" style:font-name-asian="Luxi Sans" style:font-size-asian="12pt" style:language-asian="zxx" style:country-asian="none" style:font-weight-asian="normal" style:font-name-complex="Tahoma1" style:font-size-complex="12pt" style:language-complex="zxx" style:country-complex="none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use-window-font-color="true" fo:font-size="12pt" fo:language="en" fo:country="US" fo:font-weight="normal" fo:background-color="transparent" style:font-name-asian="Luxi Sans" style:font-size-asian="12pt" style:language-asian="zxx" style:country-asian="none" style:font-weight-asian="normal" style:font-name-complex="Tahoma1" style:font-size-complex="12pt" style:language-complex="zxx" style:country-complex="none" style:font-weight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0.4898in"/>
        </style:tab-stops>
      </style:paragraph-properties>
      <style:text-properties style:use-window-font-color="true" fo:font-size="12pt" fo:language="en" fo:country="US" fo:font-weight="normal" fo:background-color="transparent" style:font-name-asian="Luxi Sans" style:font-size-asian="12pt" style:language-asian="zxx" style:country-asian="none" style:font-weight-asian="normal" style:font-name-complex="Tahoma1" style:font-size-complex="12pt" style:language-complex="zxx" style:country-complex="none" style:font-weight-complex="normal"/>
    </style:style>
    <style:style style:name="P19" style:family="paragraph" style:parent-style-name="Standard">
      <style:text-properties style:use-window-font-color="true" fo:font-size="12pt" fo:language="en" fo:country="US" fo:background-color="transparent" style:font-name-asian="Luxi Sans" style:font-size-asian="12pt" style:language-asian="zxx" style:country-asian="none" style:font-name-complex="Tahoma1" style:font-size-complex="12pt" style:language-complex="zxx" style:country-complex="none"/>
    </style:style>
    <style:style style:name="P20" style:family="paragraph" style:parent-style-name="Standard">
      <style:paragraph-properties fo:text-align="start" style:justify-single-word="false"/>
      <style:text-properties style:use-window-font-color="true" fo:font-size="12pt" fo:language="en" fo:country="US" fo:background-color="transparent" style:font-name-asian="Luxi Sans" style:font-size-asian="12pt" style:language-asian="zxx" style:country-asian="none" style:font-name-complex="Tahoma1" style:font-size-complex="12pt" style:language-complex="zxx" style:country-complex="none"/>
    </style:style>
    <style:style style:name="P21" style:family="paragraph" style:parent-style-name="Standard">
      <style:text-properties style:use-window-font-color="true" fo:font-size="11pt" fo:language="en" fo:country="US" fo:font-weight="bold" style:font-name-asian="Luxi Sans" style:font-size-asian="11pt" style:language-asian="zxx" style:country-asian="none" style:font-weight-asian="bold" style:font-name-complex="Tahoma1" style:font-size-complex="11pt" style:language-complex="zxx" style:country-complex="none" style:font-weight-complex="bold"/>
    </style:style>
    <style:style style:name="P22" style:family="paragraph" style:parent-style-name="Standard">
      <style:text-properties fo:background-color="transparent"/>
    </style:style>
    <style:style style:name="P23" style:family="paragraph" style:parent-style-name="Standard">
      <style:paragraph-properties fo:text-align="end" style:justify-single-word="false" style:text-autospace="none" style:snap-to-layout-grid="false"/>
      <style:text-properties fo:font-size="10pt" style:font-size-asian="10pt" style:font-size-complex="10pt"/>
    </style:style>
    <style:style style:name="P24" style:family="paragraph" style:parent-style-name="Standard">
      <style:paragraph-properties fo:text-align="start" style:justify-single-word="false" style:text-autospace="none" style:snap-to-layout-grid="false"/>
      <style:text-properties fo:font-size="10pt" style:font-size-asian="10pt" style:font-size-complex="10pt"/>
    </style:style>
    <style:style style:name="P25" style:family="paragraph" style:parent-style-name="Standard">
      <style:paragraph-properties fo:text-align="start" style:justify-single-word="false" style:text-autospace="none" style:snap-to-layout-grid="false"/>
      <style:text-properties fo:font-size="10pt" fo:font-style="italic" style:font-size-asian="10pt" style:font-style-asian="italic" style:font-size-complex="10pt" style:font-style-complex="italic"/>
    </style:style>
    <style:style style:name="P26" style:family="paragraph" style:parent-style-name="Standard">
      <style:paragraph-properties fo:text-align="start" style:justify-single-word="false" style:text-autospace="none" style:snap-to-layout-grid="false"/>
      <style:text-properties fo:font-size="10pt" fo:font-style="normal" style:font-size-asian="10pt" style:font-style-asian="normal" style:font-size-complex="10pt" style:font-style-complex="normal"/>
    </style:style>
    <style:style style:name="P27" style:family="paragraph" style:parent-style-name="Standard">
      <style:text-properties fo:font-weight="bold" style:font-weight-asian="bold" style:font-weight-complex="bold"/>
    </style:style>
    <style:style style:name="P28" style:family="paragraph" style:parent-style-name="Standard">
      <style:paragraph-properties fo:margin-left="0.75in" fo:margin-right="0in" fo:text-align="start" style:justify-single-word="false" fo:text-indent="0in" style:auto-text-indent="false"/>
    </style:style>
    <style:style style:name="P29" style:family="paragraph" style:parent-style-name="Standard">
      <style:paragraph-properties fo:margin-left="0.75in" fo:margin-right="0in" fo:text-align="justify" style:justify-single-word="false" fo:text-indent="0in" style:auto-text-indent="false">
        <style:tab-stops>
          <style:tab-stop style:position="1.5in"/>
        </style:tab-stops>
      </style:paragraph-properties>
      <style:text-properties style:use-window-font-color="true" fo:font-size="12pt" fo:language="en" fo:country="US" fo:font-style="normal" fo:font-weight="normal" style:font-name-asian="Luxi Sans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/>
    </style:style>
    <style:style style:name="P30" style:family="paragraph" style:parent-style-name="Standard">
      <style:paragraph-properties fo:break-before="page"/>
      <style:text-properties style:use-window-font-color="true" fo:font-size="11pt" fo:language="en" fo:country="US" fo:font-weight="bold" style:font-name-asian="Luxi Sans" style:font-size-asian="11pt" style:language-asian="zxx" style:country-asian="none" style:font-weight-asian="bold" style:font-name-complex="Tahoma1" style:font-size-complex="11pt" style:language-complex="zxx" style:country-complex="none" style:font-weight-complex="bold"/>
    </style:style>
    <style:style style:name="P31" style:family="paragraph" style:parent-style-name="Standard">
      <style:paragraph-properties fo:text-align="start" style:justify-single-word="false" fo:break-before="page"/>
      <style:text-properties style:use-window-font-color="true" fo:font-size="12pt" fo:language="en" fo:country="US" fo:font-weight="bold" style:font-name-asian="Luxi Sans" style:font-size-asian="12pt" style:language-asian="zxx" style:country-asian="none" style:font-weight-asian="bold" style:font-name-complex="Tahoma1" style:font-size-complex="12pt" style:language-complex="zxx" style:country-complex="none" style:font-weight-complex="bold"/>
    </style:style>
    <style:style style:name="P32" style:family="paragraph" style:parent-style-name="Standard">
      <style:paragraph-properties fo:margin-left="0in" fo:margin-right="0in" fo:text-align="justify" style:justify-single-word="false" fo:text-indent="0in" style:auto-text-indent="false">
        <style:tab-stops>
          <style:tab-stop style:position="1in"/>
        </style:tab-stops>
      </style:paragraph-properties>
      <style:text-properties style:use-window-font-color="true" fo:font-size="12pt" fo:language="en" fo:country="US" fo:font-weight="normal" style:font-name-asian="Luxi Sans" style:font-size-asian="12pt" style:language-asian="zxx" style:country-asian="none" style:font-weight-asian="normal" style:font-name-complex="Tahoma1" style:font-size-complex="12pt" style:language-complex="zxx" style:country-complex="none" style:font-weight-complex="normal"/>
    </style:style>
    <style:style style:name="P33" style:family="paragraph" style:parent-style-name="Standard">
      <style:paragraph-properties fo:margin-left="0in" fo:margin-right="0in" fo:text-align="justify" style:justify-single-word="false" fo:text-indent="0in" style:auto-text-indent="false">
        <style:tab-stops>
          <style:tab-stop style:position="1.25in"/>
        </style:tab-stops>
      </style:paragraph-properties>
      <style:text-properties style:use-window-font-color="true" fo:font-size="12pt" fo:language="en" fo:country="US" fo:font-weight="normal" style:font-name-asian="Luxi Sans" style:font-size-asian="12pt" style:language-asian="zxx" style:country-asian="none" style:font-weight-asian="normal" style:font-name-complex="Tahoma1" style:font-size-complex="12pt" style:language-complex="zxx" style:country-complex="none" style:font-weight-complex="normal"/>
    </style:style>
    <style:style style:name="P34" style:family="paragraph" style:parent-style-name="Standard">
      <style:paragraph-properties fo:margin-left="0in" fo:margin-right="0in" fo:text-align="justify" style:justify-single-word="false" fo:text-indent="0in" style:auto-text-indent="false">
        <style:tab-stops>
          <style:tab-stop style:position="0.5in"/>
          <style:tab-stop style:position="0.75in"/>
        </style:tab-stops>
      </style:paragraph-properties>
      <style:text-properties style:use-window-font-color="true" fo:font-size="12pt" fo:language="en" fo:country="US" fo:font-weight="normal" style:font-name-asian="Luxi Sans" style:font-size-asian="12pt" style:language-asian="zxx" style:country-asian="none" style:font-weight-asian="normal" style:font-name-complex="Tahoma1" style:font-size-complex="12pt" style:language-complex="zxx" style:country-complex="none" style:font-weight-complex="normal"/>
    </style:style>
    <style:style style:name="P35" style:family="paragraph" style:parent-style-name="Standard">
      <style:paragraph-properties fo:margin-left="0in" fo:margin-right="0in" fo:text-align="justify" style:justify-single-word="false" fo:text-indent="0in" style:auto-text-indent="false">
        <style:tab-stops>
          <style:tab-stop style:position="1.75in"/>
        </style:tab-stops>
      </style:paragraph-properties>
      <style:text-properties style:use-window-font-color="true" fo:font-size="12pt" fo:language="en" fo:country="US" fo:font-weight="normal" style:font-name-asian="Luxi Sans" style:font-size-asian="12pt" style:language-asian="zxx" style:country-asian="none" style:font-weight-asian="normal" style:font-name-complex="Tahoma1" style:font-size-complex="12pt" style:language-complex="zxx" style:country-complex="none" style:font-weight-complex="normal"/>
    </style:style>
    <style:style style:name="P36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0.5in"/>
          <style:tab-stop style:position="0.75in"/>
        </style:tab-stops>
      </style:paragraph-properties>
      <style:text-properties style:use-window-font-color="true" fo:font-size="12pt" fo:language="en" fo:country="US" fo:font-weight="normal" style:font-name-asian="Luxi Sans" style:font-size-asian="12pt" style:language-asian="zxx" style:country-asian="none" style:font-weight-asian="normal" style:font-name-complex="Tahoma1" style:font-size-complex="12pt" style:language-complex="zxx" style:country-complex="none" style:font-weight-complex="normal"/>
    </style:style>
    <style:style style:name="P37" style:family="paragraph" style:parent-style-name="Standard">
      <style:paragraph-properties fo:margin-left="0in" fo:margin-right="0in" fo:text-align="justify" style:justify-single-word="false" fo:text-indent="0in" style:auto-text-indent="false">
        <style:tab-stops>
          <style:tab-stop style:position="1in"/>
        </style:tab-stops>
      </style:paragraph-properties>
      <style:text-properties style:use-window-font-color="true" fo:font-size="12pt" fo:language="en" fo:country="US" fo:font-style="italic" fo:font-weight="normal" style:font-name-asian="Luxi Sans" style:font-size-asian="12pt" style:language-asian="zxx" style:country-asian="none" style:font-style-asian="italic" style:font-weight-asian="normal" style:font-name-complex="Tahoma1" style:font-size-complex="12pt" style:language-complex="zxx" style:country-complex="none" style:font-style-complex="italic" style:font-weight-complex="normal"/>
    </style:style>
    <style:style style:name="P38" style:family="paragraph" style:parent-style-name="Standard">
      <style:paragraph-properties fo:margin-left="0in" fo:margin-right="0in" fo:text-align="justify" style:justify-single-word="false" fo:text-indent="0in" style:auto-text-indent="false">
        <style:tab-stops>
          <style:tab-stop style:position="1.75in"/>
        </style:tab-stops>
      </style:paragraph-properties>
      <style:text-properties style:use-window-font-color="true" fo:font-size="12pt" fo:language="en" fo:country="US" fo:font-weight="bold" style:font-name-asian="Luxi Sans" style:font-size-asian="12pt" style:language-asian="zxx" style:country-asian="none" style:font-weight-asian="bold" style:font-name-complex="Tahoma1" style:font-size-complex="12pt" style:language-complex="zxx" style:country-complex="none" style:font-weight-complex="bold"/>
    </style:style>
    <style:style style:name="P39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1.75in"/>
        </style:tab-stops>
      </style:paragraph-properties>
      <style:text-properties style:use-window-font-color="true" fo:font-size="12pt" fo:language="en" fo:country="US" fo:font-style="normal" fo:font-weight="bold" style:font-name-asian="Luxi Sans" style:font-size-asian="12pt" style:language-asian="zxx" style:country-asian="none" style:font-style-asian="normal" style:font-weight-asian="bold" style:font-name-complex="Tahoma1" style:font-size-complex="12pt" style:language-complex="zxx" style:country-complex="none" style:font-style-complex="normal" style:font-weight-complex="bold"/>
    </style:style>
    <style:style style:name="P40" style:family="paragraph" style:parent-style-name="Standard">
      <style:paragraph-properties fo:margin-left="0in" fo:margin-right="0in" fo:text-align="justify" style:justify-single-word="false" fo:text-indent="0in" style:auto-text-indent="false">
        <style:tab-stops>
          <style:tab-stop style:position="1.25in"/>
        </style:tab-stops>
      </style:paragraph-properties>
    </style:style>
    <style:style style:name="P41" style:family="paragraph" style:parent-style-name="Standard">
      <style:paragraph-properties fo:margin-left="0in" fo:margin-right="0in" fo:text-align="justify" style:justify-single-word="false" fo:text-indent="0in" style:auto-text-indent="false">
        <style:tab-stops>
          <style:tab-stop style:position="1.75in"/>
        </style:tab-stops>
      </style:paragraph-properties>
    </style:style>
    <style:style style:name="P42" style:family="paragraph" style:parent-style-name="Standard">
      <style:paragraph-properties fo:margin-left="0in" fo:margin-right="0in" fo:text-align="justify" style:justify-single-word="false" fo:text-indent="0in" style:auto-text-indent="false">
        <style:tab-stops>
          <style:tab-stop style:position="1.75in"/>
        </style:tab-stops>
      </style:paragraph-properties>
      <style:text-properties fo:font-weight="normal" style:font-weight-asian="normal" style:font-weight-complex="normal"/>
    </style:style>
    <style:style style:name="P43" style:family="paragraph" style:parent-style-name="Standard">
      <style:paragraph-properties fo:margin-left="0.5in" fo:margin-right="0in" fo:text-align="justify" style:justify-single-word="false" fo:text-indent="0in" style:auto-text-indent="false">
        <style:tab-stops>
          <style:tab-stop style:position="1in"/>
        </style:tab-stops>
      </style:paragraph-properties>
    </style:style>
    <style:style style:name="P44" style:family="paragraph" style:parent-style-name="Standard">
      <style:paragraph-properties fo:margin-left="0.5in" fo:margin-right="0in" fo:text-align="justify" style:justify-single-word="false" fo:text-indent="0in" style:auto-text-indent="false">
        <style:tab-stops>
          <style:tab-stop style:position="1in"/>
        </style:tab-stops>
      </style:paragraph-properties>
      <style:text-properties fo:font-weight="normal" style:font-weight-asian="normal" style:font-weight-complex="normal"/>
    </style:style>
    <style:style style:name="P45" style:family="paragraph" style:parent-style-name="Standard">
      <style:paragraph-properties fo:margin-left="0.5in" fo:margin-right="0in" fo:text-align="justify" style:justify-single-word="false" fo:text-indent="0in" style:auto-text-indent="false">
        <style:tab-stops>
          <style:tab-stop style:position="1in"/>
        </style:tab-stops>
      </style:paragraph-properties>
      <style:text-properties fo:font-style="italic" fo:font-weight="normal" style:font-style-asian="italic" style:font-weight-asian="normal" style:font-style-complex="italic" style:font-weight-complex="normal"/>
    </style:style>
    <style:style style:name="P46" style:family="paragraph" style:parent-style-name="Standard" style:master-page-name="Standard">
      <style:paragraph-properties fo:text-align="justify" style:justify-single-word="false" style:page-number="auto"/>
      <style:text-properties style:use-window-font-color="true" fo:font-size="12pt" fo:language="en" fo:country="US" fo:font-weight="bold" style:font-name-asian="Luxi Sans" style:font-size-asian="12pt" style:language-asian="zxx" style:country-asian="none" style:font-weight-asian="bold" style:font-name-complex="Tahoma1" style:font-size-complex="12pt" style:language-complex="zxx" style:country-complex="none" style:font-weight-complex="bold"/>
    </style:style>
    <style:style style:name="P47" style:family="paragraph" style:parent-style-name="Standard">
      <style:paragraph-properties fo:text-align="start" style:justify-single-word="false"/>
    </style:style>
    <style:style style:name="P48" style:family="paragraph" style:parent-style-name="Standard" style:list-style-name="WW8Num1">
      <style:paragraph-properties fo:margin-left="0in" fo:margin-right="0in" fo:text-align="justify" style:justify-single-word="false" fo:text-indent="0in" style:auto-text-indent="false">
        <style:tab-stops>
          <style:tab-stop style:position="0.5in"/>
        </style:tab-stops>
      </style:paragraph-properties>
      <style:text-properties style:use-window-font-color="true" fo:font-size="12pt" fo:language="en" fo:country="US" fo:font-weight="bold" style:font-name-asian="Luxi Sans" style:font-size-asian="12pt" style:language-asian="zxx" style:country-asian="none" style:font-weight-asian="bold" style:font-name-complex="Tahoma1" style:font-size-complex="12pt" style:language-complex="zxx" style:country-complex="none" style:font-weight-complex="bold"/>
    </style:style>
    <style:style style:name="P49" style:family="paragraph" style:parent-style-name="Standard" style:list-style-name="WW8Num1">
      <style:paragraph-properties fo:margin-left="0in" fo:margin-right="0in" fo:text-align="justify" style:justify-single-word="false" fo:text-indent="0in" style:auto-text-indent="false">
        <style:tab-stops>
          <style:tab-stop style:position="0.5in"/>
          <style:tab-stop style:position="0.75in"/>
        </style:tab-stops>
      </style:paragraph-properties>
      <style:text-properties style:use-window-font-color="true" fo:font-size="12pt" fo:language="en" fo:country="US" fo:font-weight="bold" style:font-name-asian="Luxi Sans" style:font-size-asian="12pt" style:language-asian="zxx" style:country-asian="none" style:font-weight-asian="bold" style:font-name-complex="Tahoma1" style:font-size-complex="12pt" style:language-complex="zxx" style:country-complex="none" style:font-weight-complex="bold"/>
    </style:style>
    <style:style style:name="P50" style:family="paragraph" style:parent-style-name="Standard" style:list-style-name="WW8Num4">
      <style:paragraph-properties fo:margin-left="0in" fo:margin-right="0in" fo:text-align="justify" style:justify-single-word="false" fo:text-indent="0in" style:auto-text-indent="false">
        <style:tab-stops>
          <style:tab-stop style:position="0.5in"/>
          <style:tab-stop style:position="0.75in"/>
        </style:tab-stops>
      </style:paragraph-properties>
      <style:text-properties style:use-window-font-color="true" fo:font-size="12pt" fo:language="en" fo:country="US" fo:font-weight="bold" style:font-name-asian="Luxi Sans" style:font-size-asian="12pt" style:language-asian="zxx" style:country-asian="none" style:font-weight-asian="bold" style:font-name-complex="Tahoma1" style:font-size-complex="12pt" style:language-complex="zxx" style:country-complex="none" style:font-weight-complex="bold"/>
    </style:style>
    <style:style style:name="P51" style:family="paragraph" style:parent-style-name="Standard" style:list-style-name="WW8Num5">
      <style:paragraph-properties fo:margin-left="0in" fo:margin-right="0in" fo:text-align="justify" style:justify-single-word="false" fo:text-indent="0in" style:auto-text-indent="false">
        <style:tab-stops>
          <style:tab-stop style:position="0.5in"/>
          <style:tab-stop style:position="0.75in"/>
        </style:tab-stops>
      </style:paragraph-properties>
      <style:text-properties style:use-window-font-color="true" fo:font-size="12pt" fo:language="en" fo:country="US" fo:font-weight="bold" style:font-name-asian="Luxi Sans" style:font-size-asian="12pt" style:language-asian="zxx" style:country-asian="none" style:font-weight-asian="bold" style:font-name-complex="Tahoma1" style:font-size-complex="12pt" style:language-complex="zxx" style:country-complex="none" style:font-weight-complex="bold"/>
    </style:style>
    <style:style style:name="P52" style:family="paragraph" style:parent-style-name="Standard" style:list-style-name="WW8Num2">
      <style:paragraph-properties fo:margin-left="0in" fo:margin-right="0in" fo:text-align="start" style:justify-single-word="false" fo:text-indent="0in" style:auto-text-indent="false">
        <style:tab-stops>
          <style:tab-stop style:position="0.5in"/>
          <style:tab-stop style:position="0.75in"/>
        </style:tab-stops>
      </style:paragraph-properties>
      <style:text-properties style:use-window-font-color="true" fo:font-size="12pt" fo:language="en" fo:country="US" fo:font-weight="bold" style:font-name-asian="Luxi Sans" style:font-size-asian="12pt" style:language-asian="zxx" style:country-asian="none" style:font-weight-asian="bold" style:font-name-complex="Tahoma1" style:font-size-complex="12pt" style:language-complex="zxx" style:country-complex="none" style:font-weight-complex="bold"/>
    </style:style>
    <style:style style:name="P53" style:family="paragraph" style:parent-style-name="Standard" style:list-style-name="WW8Num4">
      <style:paragraph-properties fo:margin-left="0in" fo:margin-right="0in" fo:text-align="start" style:justify-single-word="false" fo:text-indent="0in" style:auto-text-indent="false">
        <style:tab-stops>
          <style:tab-stop style:position="0.5in"/>
          <style:tab-stop style:position="0.75in"/>
        </style:tab-stops>
      </style:paragraph-properties>
      <style:text-properties style:use-window-font-color="true" fo:font-size="12pt" fo:language="en" fo:country="US" fo:font-weight="bold" style:font-name-asian="Luxi Sans" style:font-size-asian="12pt" style:language-asian="zxx" style:country-asian="none" style:font-weight-asian="bold" style:font-name-complex="Tahoma1" style:font-size-complex="12pt" style:language-complex="zxx" style:country-complex="none" style:font-weight-complex="bold"/>
    </style:style>
    <style:style style:name="P54" style:family="paragraph" style:parent-style-name="Standard" style:list-style-name="WW8Num1">
      <style:paragraph-properties fo:margin-left="0in" fo:margin-right="0in" fo:text-align="justify" style:justify-single-word="false" fo:text-indent="0in" style:auto-text-indent="false">
        <style:tab-stops>
          <style:tab-stop style:position="0.5in"/>
        </style:tab-stops>
      </style:paragraph-properties>
      <style:text-properties style:use-window-font-color="true" fo:font-size="12pt" fo:language="en" fo:country="US" fo:font-weight="normal" style:font-name-asian="Luxi Sans" style:font-size-asian="12pt" style:language-asian="zxx" style:country-asian="none" style:font-weight-asian="normal" style:font-name-complex="Tahoma1" style:font-size-complex="12pt" style:language-complex="zxx" style:country-complex="none" style:font-weight-complex="normal"/>
    </style:style>
    <style:style style:name="P55" style:family="paragraph" style:parent-style-name="Standard" style:list-style-name="WW8Num4">
      <style:paragraph-properties fo:margin-left="0in" fo:margin-right="0in" fo:text-align="justify" style:justify-single-word="false" fo:text-indent="0in" style:auto-text-indent="false">
        <style:tab-stops>
          <style:tab-stop style:position="0.5in"/>
          <style:tab-stop style:position="0.75in"/>
        </style:tab-stops>
      </style:paragraph-properties>
      <style:text-properties style:use-window-font-color="true" fo:font-size="12pt" fo:language="en" fo:country="US" fo:font-weight="normal" style:font-name-asian="Luxi Sans" style:font-size-asian="12pt" style:language-asian="zxx" style:country-asian="none" style:font-weight-asian="normal" style:font-name-complex="Tahoma1" style:font-size-complex="12pt" style:language-complex="zxx" style:country-complex="none" style:font-weight-complex="normal"/>
    </style:style>
    <style:style style:name="P56" style:family="paragraph" style:parent-style-name="Standard" style:list-style-name="L1">
      <style:paragraph-properties fo:margin-left="0in" fo:margin-right="0in" fo:text-align="start" style:justify-single-word="false" fo:text-indent="0in" style:auto-text-indent="false">
        <style:tab-stops>
          <style:tab-stop style:position="1.25in"/>
        </style:tab-stops>
      </style:paragraph-properties>
      <style:text-properties style:use-window-font-color="true" fo:font-size="12pt" fo:language="en" fo:country="US" fo:font-weight="normal" style:font-name-asian="Luxi Sans" style:font-size-asian="12pt" style:language-asian="zxx" style:country-asian="none" style:font-weight-asian="normal" style:font-name-complex="Tahoma1" style:font-size-complex="12pt" style:language-complex="zxx" style:country-complex="none" style:font-weight-complex="normal"/>
    </style:style>
    <style:style style:name="P57" style:family="paragraph" style:parent-style-name="Standard" style:list-style-name="WW8Num4">
      <style:paragraph-properties fo:margin-left="0in" fo:margin-right="0in" fo:text-align="start" style:justify-single-word="false" fo:text-indent="0in" style:auto-text-indent="false">
        <style:tab-stops>
          <style:tab-stop style:position="0.5in"/>
          <style:tab-stop style:position="0.75in"/>
        </style:tab-stops>
      </style:paragraph-properties>
      <style:text-properties style:use-window-font-color="true" fo:font-size="12pt" fo:language="en" fo:country="US" fo:font-weight="normal" style:font-name-asian="Luxi Sans" style:font-size-asian="12pt" style:language-asian="zxx" style:country-asian="none" style:font-weight-asian="normal" style:font-name-complex="Tahoma1" style:font-size-complex="12pt" style:language-complex="zxx" style:country-complex="none" style:font-weight-complex="normal"/>
    </style:style>
    <style:style style:name="P58" style:family="paragraph" style:parent-style-name="Standard" style:list-style-name="WW8Num1">
      <style:paragraph-properties fo:margin-left="0in" fo:margin-right="0in" fo:text-align="justify" style:justify-single-word="false" fo:text-indent="0in" style:auto-text-indent="false">
        <style:tab-stops>
          <style:tab-stop style:position="0.5in"/>
        </style:tab-stops>
      </style:paragraph-properties>
    </style:style>
    <style:style style:name="P59" style:family="paragraph" style:parent-style-name="Standard" style:list-style-name="WW8Num1">
      <style:paragraph-properties fo:margin-left="0in" fo:margin-right="0in" fo:text-align="justify" style:justify-single-word="false" fo:text-indent="0in" style:auto-text-indent="false">
        <style:tab-stops>
          <style:tab-stop style:position="0.5in"/>
          <style:tab-stop style:position="0.75in"/>
        </style:tab-stops>
      </style:paragraph-properties>
    </style:style>
    <style:style style:name="P60" style:family="paragraph" style:parent-style-name="Standard" style:list-style-name="WW8Num4">
      <style:paragraph-properties fo:margin-left="0in" fo:margin-right="0in" fo:text-align="justify" style:justify-single-word="false" fo:text-indent="0in" style:auto-text-indent="false">
        <style:tab-stops>
          <style:tab-stop style:position="0.5in"/>
          <style:tab-stop style:position="0.75in"/>
        </style:tab-stops>
      </style:paragraph-properties>
    </style:style>
    <style:style style:name="P61" style:family="paragraph" style:parent-style-name="Standard" style:list-style-name="WW8Num5">
      <style:paragraph-properties fo:margin-left="0in" fo:margin-right="0in" fo:text-align="justify" style:justify-single-word="false" fo:text-indent="0in" style:auto-text-indent="false">
        <style:tab-stops>
          <style:tab-stop style:position="0.5in"/>
          <style:tab-stop style:position="0.75in"/>
        </style:tab-stops>
      </style:paragraph-properties>
    </style:style>
    <style:style style:name="T1" style:family="text">
      <style:text-properties style:use-window-font-color="true" fo:font-size="12pt" fo:language="en" fo:country="US" fo:font-weight="normal" style:font-name-asian="Luxi Sans" style:font-size-asian="12pt" style:language-asian="zxx" style:country-asian="none" style:font-weight-asian="normal" style:font-name-complex="Tahoma1" style:font-size-complex="12pt" style:language-complex="zxx" style:country-complex="none" style:font-weight-complex="normal"/>
    </style:style>
    <style:style style:name="T2" style:family="text">
      <style:text-properties style:use-window-font-color="true" fo:font-size="12pt" fo:language="en" fo:country="US" fo:font-weight="normal" fo:background-color="transparent" style:font-name-asian="Luxi Sans" style:font-size-asian="12pt" style:language-asian="zxx" style:country-asian="none" style:font-weight-asian="normal" style:font-name-complex="Tahoma1" style:font-size-complex="12pt" style:language-complex="zxx" style:country-complex="none" style:font-weight-complex="normal"/>
    </style:style>
    <style:style style:name="T3" style:family="text">
      <style:text-properties style:use-window-font-color="true" fo:font-size="12pt" fo:language="en" fo:country="US" fo:font-weight="normal" fo:background-color="#ffff00" style:font-name-asian="Luxi Sans" style:font-size-asian="12pt" style:language-asian="zxx" style:country-asian="none" style:font-weight-asian="normal" style:font-name-complex="Tahoma1" style:font-size-complex="12pt" style:language-complex="zxx" style:country-complex="none" style:font-weight-complex="normal"/>
    </style:style>
    <style:style style:name="T4" style:family="text">
      <style:text-properties style:use-window-font-color="true" fo:font-size="12pt" fo:language="en" fo:country="US" fo:font-weight="normal" fo:background-color="#e6ff00" style:font-name-asian="Luxi Sans" style:font-size-asian="12pt" style:language-asian="zxx" style:country-asian="none" style:font-weight-asian="normal" style:font-name-complex="Tahoma1" style:font-size-complex="12pt" style:language-complex="zxx" style:country-complex="none" style:font-weight-complex="normal"/>
    </style:style>
    <style:style style:name="T5" style:family="text">
      <style:text-properties style:use-window-font-color="true" fo:font-size="12pt" fo:language="en" fo:country="US" fo:font-weight="bold" style:font-name-asian="Luxi Sans" style:font-size-asian="12pt" style:language-asian="zxx" style:country-asian="none" style:font-weight-asian="bold" style:font-name-complex="Tahoma1" style:font-size-complex="12pt" style:language-complex="zxx" style:country-complex="none" style:font-weight-complex="bold"/>
    </style:style>
    <style:style style:name="T6" style:family="text">
      <style:text-properties style:use-window-font-color="true" fo:font-size="12pt" fo:language="en" fo:country="US" fo:font-weight="bold" fo:background-color="transparent" style:font-name-asian="Luxi Sans" style:font-size-asian="12pt" style:language-asian="zxx" style:country-asian="none" style:font-weight-asian="bold" style:font-name-complex="Tahoma1" style:font-size-complex="12pt" style:language-complex="zxx" style:country-complex="none" style:font-weight-complex="bold"/>
    </style:style>
    <style:style style:name="T7" style:family="text">
      <style:text-properties style:use-window-font-color="true" fo:font-size="12pt" fo:language="en" fo:country="US" fo:font-style="italic" fo:font-weight="normal" style:font-name-asian="Luxi Sans" style:font-size-asian="12pt" style:language-asian="zxx" style:country-asian="none" style:font-style-asian="italic" style:font-weight-asian="normal" style:font-name-complex="Tahoma1" style:font-size-complex="12pt" style:language-complex="zxx" style:country-complex="none" style:font-style-complex="italic" style:font-weight-complex="normal"/>
    </style:style>
    <style:style style:name="T8" style:family="text">
      <style:text-properties style:use-window-font-color="true" fo:font-size="12pt" fo:language="en" fo:country="US" fo:font-style="normal" fo:font-weight="normal" style:font-name-asian="Luxi Sans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/>
    </style:style>
    <style:style style:name="T9" style:family="text">
      <style:text-properties style:use-window-font-color="true" fo:font-size="12pt" fo:language="en" fo:country="US" fo:font-style="normal" fo:font-weight="bold" style:font-name-asian="Luxi Sans" style:font-size-asian="12pt" style:language-asian="zxx" style:country-asian="none" style:font-style-asian="normal" style:font-weight-asian="bold" style:font-name-complex="Tahoma1" style:font-size-complex="12pt" style:language-complex="zxx" style:country-complex="none" style:font-style-complex="normal" style:font-weight-complex="bold"/>
    </style:style>
    <style:style style:name="T10" style:family="text">
      <style:text-properties style:use-window-font-color="true" fo:font-size="12pt" fo:language="en" fo:country="US" fo:background-color="#ffff00" style:font-name-asian="Luxi Sans" style:font-size-asian="12pt" style:language-asian="zxx" style:country-asian="none" style:font-name-complex="Tahoma1" style:font-size-complex="12pt" style:language-complex="zxx" style:country-complex="none"/>
    </style:style>
    <style:style style:name="T11" style:family="text">
      <style:text-properties style:use-window-font-color="true" fo:font-size="12pt" fo:language="en" fo:country="US" style:font-name-asian="Luxi Sans" style:font-size-asian="12pt" style:language-asian="zxx" style:country-asian="none" style:font-name-complex="Tahoma1" style:font-size-complex="12pt" style:language-complex="zxx" style:country-complex="none"/>
    </style:style>
    <style:style style:name="T12" style:family="text">
      <style:text-properties style:use-window-font-color="true" fo:font-size="12pt" fo:language="en" fo:country="US" fo:background-color="transparent" style:font-name-asian="Luxi Sans" style:font-size-asian="12pt" style:language-asian="zxx" style:country-asian="none" style:font-name-complex="Tahoma1" style:font-size-complex="12pt" style:language-complex="zxx" style:country-complex="none"/>
    </style:style>
    <style:style style:name="T13" style:family="text">
      <style:text-properties style:use-window-font-color="true" fo:font-size="12pt" fo:language="en" fo:country="US" fo:background-color="#e6ff00" style:font-name-asian="Luxi Sans" style:font-size-asian="12pt" style:language-asian="zxx" style:country-asian="none" style:font-name-complex="Tahoma1" style:font-size-complex="12pt" style:language-complex="zxx" style:country-complex="none"/>
    </style:style>
    <style:style style:name="T14" style:family="text">
      <style:text-properties style:use-window-font-color="true" fo:font-size="10pt" fo:language="en" fo:country="US" fo:font-style="italic" fo:font-weight="normal" style:font-name-asian="Luxi Sans" style:font-size-asian="10pt" style:language-asian="zxx" style:country-asian="none" style:font-style-asian="italic" style:font-weight-asian="normal" style:font-name-complex="Tahoma1" style:font-size-complex="10pt" style:language-complex="zxx" style:country-complex="none" style:font-style-complex="italic" style:font-weight-complex="normal"/>
    </style:style>
    <style:style style:name="T15" style:family="text">
      <style:text-properties style:use-window-font-color="true" fo:font-size="10pt" fo:language="en" fo:country="US" fo:font-style="normal" fo:font-weight="normal" style:font-name-asian="Luxi Sans" style:font-size-asian="10pt" style:language-asian="zxx" style:country-asian="none" style:font-style-asian="normal" style:font-weight-asian="normal" style:font-name-complex="Tahoma1" style:font-size-complex="10pt" style:language-complex="zxx" style:country-complex="none" style:font-style-complex="normal" style:font-weight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fo:background-color="#ffff00" style:font-weight-asian="normal" style:font-weight-complex="normal"/>
    </style:style>
    <style:style style:name="T18" style:family="text">
      <style:text-properties fo:font-weight="normal" fo:background-color="#e6ff00" style:font-weight-asian="normal" style:font-weight-complex="normal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fo:background-color="#ffff00" style:font-weight-asian="bold" style:font-weight-complex="bold"/>
    </style:style>
    <style:style style:name="T21" style:family="text">
      <style:text-properties fo:font-weight="bold" fo:background-color="transparent" style:font-weight-asian="bold" style:font-weight-complex="bold"/>
    </style:style>
    <style:style style:name="T22" style:family="text">
      <style:text-properties fo:background-color="transparent"/>
    </style:style>
    <style:style style:name="T23" style:family="text">
      <style:text-properties fo:color="#ff0000" fo:font-size="12pt" fo:language="en" fo:country="US" fo:font-weight="normal" style:font-name-asian="Luxi Sans" style:font-size-asian="12pt" style:language-asian="zxx" style:country-asian="none" style:font-weight-asian="normal" style:font-name-complex="Tahoma1" style:font-size-complex="12pt" style:language-complex="zxx" style:country-complex="none" style:font-weight-complex="normal"/>
    </style:style>
    <style:style style:name="T24" style:family="text">
      <style:text-properties fo:font-size="10pt" style:font-size-asian="10pt" style:font-size-complex="10pt"/>
    </style:style>
    <style:style style:name="T25" style:family="text">
      <style:text-properties fo:font-size="10pt" fo:font-style="italic" style:font-size-asian="10pt" style:font-style-asian="italic" style:font-size-complex="10pt" style:font-style-complex="italic"/>
    </style:style>
    <style:style style:name="T26" style:family="text">
      <style:text-properties fo:font-size="10pt" fo:font-style="normal" style:font-size-asian="10pt" style:font-style-asian="normal" style:font-size-complex="10pt" style:font-style-complex="normal"/>
    </style:style>
    <style:style style:name="T27" style:family="text">
      <style:text-properties fo:background-color="#ffff00"/>
    </style:style>
    <style:style style:name="T28" style:family="text">
      <style:text-properties fo:background-color="#e6ff00"/>
    </style:style>
    <style:style style:name="T29" style:family="text">
      <style:text-properties fo:color="#800000" fo:background-color="#ffff00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Uruchomienie programu.</text:p>
      <text:p text:style-name="P9"/>
      <text:p text:style-name="P9">I URUCHOMIENIE, PODSTAWOWE OPCJE WEJŚCIA/WYJŚCIA</text:p>
      <text:p text:style-name="P13"/>
      <text:list xml:id="list635536443" text:style-name="WW8Num1">
        <text:list-header>
          <text:p text:style-name="P48">Uruchamiane</text:p>
          <text:p text:style-name="P58"><text:span text:style-name="T1">Program wywoływany jest z lini komend</text:span><text:span text:style-name="T5"> </text:span><text:span text:style-name="T1">z opcjami:</text:span></text:p>
        </text:list-header>
      </text:list>
      <text:p text:style-name="P43"/>
      <text:p text:style-name="P32">analiza pojedynczej czasteczki:</text:p>
      <text:p text:style-name="P37">./program parametry pdb1 </text:p>
      <text:p text:style-name="P44"/>
      <text:p text:style-name="P32">dla analizy/porownania dwoch czasteczek</text:p>
      <text:p text:style-name="P37">./program parametry pdb1 pdb2</text:p>
      <text:p text:style-name="P45"/>
      <text:p text:style-name="P32">analiza dwoch czasteczek i sekwencji pdb2 lub sekwencja</text:p>
      <text:p text:style-name="P37">./program parametry pdb1 pdb2 sekwencja</text:p>
      <text:p text:style-name="P29"/>
      <text:list xml:id="list1598527275" text:continue-numbering="true" text:style-name="WW8Num1">
        <text:list-header>
          <text:p text:style-name="P48">Wczytanie pliku strukturalnego</text:p>
          <text:p text:style-name="P58"><text:span text:style-name="T1">Jedynym obsługiwanym formatem jest pdb</text:span><text:span text:style-name="T5"> filetp=1 (d), </text:span><text:span text:style-name="T1">inne formaty nie aktywne. Można założyć filtr na minimalną długość (AA) analizowanego łańcucha </text:span><text:span text:style-name="T5">minres=50 (d). <text:s/></text:span><text:span text:style-name="T1">Domyślnie nie są czytane struktury wyznaczone przy użyciu technik NMR </text:span><text:span text:style-name="T5">nmr_ok=0 (d). </text:span><text:span text:style-name="T1">W przypadku gdy chcemy brać je pod uwagę należy ustawić </text:span><text:span text:style-name="T5">nmr_ok=1. </text:span><text:span text:style-name="T1">Czytany będzie pierwszy model. Należy zwrócić uwagę że nie zawsze jest to model uśredniony.</text:span></text:p>
          <text:p text:style-name="P58"><text:span text:style-name="T1">Domyslnie wczytywanie heteroatomów jest wyłączone </text:span><text:span text:style-name="T5">readhet=0 (d)</text:span><text:span text:style-name="T1">. Wczytanie calego pliku z heteroatomami: </text:span><text:span text:style-name="T5">readhet=1</text:span><text:span text:style-name="T1">. Mozemy także określić czy chcemy aby te atomy byly przksztalcane geometrycznie razem z bialkiem. Jeżli nie </text:span><text:span text:style-name="T5">nonhet=0 (d)</text:span><text:span text:style-name="T1"> W odwrotnym wypadku </text:span><text:span text:style-name="T5">nonhet=1</text:span><text:span text:style-name="T1">. Gdy chcemy ignorowac atomy CA w czesci oznaczonej jako heteroatomy (lancuch peptydowy traktowany jako ligand) </text:span><text:span text:style-name="T5">nohet_ca=0 (d</text:span><text:span text:style-name="T1">). W przeciwnym wypadku </text:span><text:span text:style-name="T5">nohet_ca=1.</text:span></text:p>
          <text:p text:style-name="P58"><text:span text:style-name="T1">Wodory mogą być pomijane <text:s/></text:span><text:span text:style-name="T5">nohydr=1</text:span><text:span text:style-name="T1"> lub wczytywane <text:s/></text:span><text:span text:style-name="T5">nohydr=1 (d)</text:span></text:p>
        </text:list-header>
      </text:list>
      <text:p text:style-name="P28"/>
      <text:list xml:id="list1374925807" text:continue-numbering="true" text:style-name="WW8Num1">
        <text:list-header>
          <text:p text:style-name="P48">Wczytanie sekwencji</text:p>
          <text:p text:style-name="P58"><text:span text:style-name="T1">Program powinien być uruchomiony dla </text:span><text:span text:style-name="T5">rtype=1</text:span><text:span text:style-name="T1"> lub </text:span><text:span text:style-name="T5">3</text:span><text:span text:style-name="T1"> (analiza sekwencji lub struktur i sekwencji). Pojedyncze sekwencje wczytywane sa dla </text:span><text:span text:style-name="T5">inpseqtype&gt;1</text:span><text:span text:style-name="T1">. Nałozenia sekwencji wczytywane dla </text:span><text:span text:style-name="T5">inpseqtype=1</text:span><text:span text:style-name="T1">. Wczytane mogą być dwa typy nałożenia. </text:span></text:p>
        </text:list-header>
        <text:list-item>
          <text:p text:style-name="P58"><text:span text:style-name="T1">Domyślnie wczytywane są nałożenia sekwencji strukturalnych </text:span><text:span text:style-name="T5">algn_typ=1</text:span><text:span text:style-name="T1">, które w domysle maja służyć do porównań miejsc wiążących. Obliczany jest współczynnik W oryginalnie służący do porównań sekwencji AA. Zapisane są pliki z wyliczonymi wartościami W dla danej reszty i w oknie o szerokości </text:span><text:span text:style-name="T5">kwsize</text:span><text:span text:style-name="T1"> (domyslnie </text:span><text:span text:style-name="T5">=5</text:span><text:span text:style-name="T1">)</text:span></text:p>
        </text:list-item>
        <text:list-item>
          <text:p text:style-name="P58"><text:span text:style-name="T1">Przy wyborze </text:span><text:span text:style-name="T5">algn_typ=2</text:span><text:span text:style-name="T1"> wczytywane są nałożenia sekwencji AA. Z nałożenia wybierane i zapisywane do tablicy są fragmenty dla których nie ma przerwy w żadnej z nałozonych sekwencji. W dalszych krokach mogą być analizowane ich nałozenia strukturalne. Podstawowywm problemem w takim przypadku są różnice w długości łańcucha pomiedzy plikiem sekwencyjnym a strukturalnym. Nie zawsze jest znana struktura caego łańcucha. W wielu przypadkach brakuje kilku-aminokwasowych fragmentów na końcach lub wewnątrz łańcucha. Przerwy wewnątrz są wykrywane. Jako parametry brane są pod uwagę braki w pliku strukturalnym (PDB) na końcu i początku sekwencji, które zadajemy podając długość brakujących odcinków początkowego </text:span><text:span text:style-name="T5">bcutoff</text:span><text:span text:style-name="T1"> i końcowego </text:span><text:span text:style-name="T5">ecutoff</text:span><text:span text:style-name="T1"> (domyślnie </text:span><text:span text:style-name="T5">=0</text:span><text:span text:style-name="T1">). </text:span></text:p>
          <text:p text:style-name="P54"><text:soft-page-break/><text:s text:c="2"/></text:p>
          <text:p text:style-name="P48">Zapisywanie struktury wyjściowej</text:p>
          <text:p text:style-name="P58"><text:span text:style-name="T1">Zapisywanie struktur w formacie PDB wlaczane dla </text:span><text:span text:style-name="T5">pdbsav=1</text:span><text:span text:style-name="T1">. </text:span><text:span text:style-name="T1">W zależności od typu wyniku mamy: </text:span></text:p>
          <text:p text:style-name="P58"><text:span text:style-name="T1">1.zapisanie zwykłej struktury dla </text:span><text:span text:style-name="T5">outpdb=1</text:span><text:span text:style-name="T1">. Zmiana ukaldu wspolrzednych zalezy od tego czy inne funkcje programu są włączone</text:span><text:span text:style-name="T5">.</text:span></text:p>
          <text:p text:style-name="P58"><text:span text:style-name="T1">2.</text:span><text:span text:style-name="T5"> </text:span><text:span text:style-name="T1">zapisanie struktury eliptycznej</text:span><text:span text:style-name="T5"> ellpdb=1. </text:span><text:span text:style-name="T1">Wyłączone przy</text:span><text:span text:style-name="T5"> ellpdb=0 (d)</text:span></text:p>
        </text:list-item>
        <text:list-item>
          <text:p text:style-name="P58"><text:span text:style-name="T5"><text:s/></text:span><text:span text:style-name="T1">zapisanie motywów strukturalnych przy analizie miejsca wiążącego</text:span><text:span text:style-name="T5"> motifpdb=1</text:span><text:span text:style-name="T1"> do *.bsall.pdb. (domyslnie wyłączone przy</text:span><text:span text:style-name="T5"> =0)</text:span></text:p>
          <text:p text:style-name="P48"/>
          <text:p text:style-name="P49">Zapisanie sekwencji</text:p>
          <text:p text:style-name="P59"><text:span text:style-name="T1">Sekwencje są zapisywane przy </text:span><text:span text:style-name="T5">saveseq=1</text:span><text:span text:style-name="T1"> (domyslnie wyłączone</text:span><text:span text:style-name="T5"> =0</text:span><text:span text:style-name="T1">). Wybrany mogą być następujące typy sekwencji I formatu:</text:span></text:p>
          <text:p text:style-name="P59"><text:span text:style-name="T1">1.sekwencja AA w formacie fasta </text:span><text:span text:style-name="T5">seqtype=1 (d)</text:span></text:p>
          <text:p text:style-name="P59"><text:span text:style-name="T1">2</text:span><text:span text:style-name="T5">.</text:span><text:span text:style-name="T1">sekwencje AA i strukturalna w kolumnach </text:span><text:span text:style-name="T5">seqtype=2</text:span></text:p>
          <text:p text:style-name="P59"><text:span text:style-name="T1">3.sekwencje AA i strukturalna w formacie fasta </text:span><text:span text:style-name="T5">seqtype=3</text:span></text:p>
          <text:p text:style-name="P59"><text:span text:style-name="T1">4.sekwencja strukturalna w formacie fasta </text:span><text:span text:style-name="T5">seqtype=4</text:span></text:p>
        </text:list-item>
      </text:list>
      <text:p text:style-name="P2"/>
      <text:p text:style-name="P2"/>
      <text:p text:style-name="P8">II ANALIZY STRUKTURALNE</text:p>
      <text:p text:style-name="P8"/>
      <text:list xml:id="list466395323" text:style-name="WW8Num2">
        <text:list-header>
          <text:p text:style-name="P52">Zmiana układu współrzednych</text:p>
        </text:list-header>
      </text:list>
      <text:p text:style-name="P40"><text:span text:style-name="T1">Domyslnie każde białko zachowuje swój układ a co za tym idzie współrzędne poszczególnych atomów </text:span><text:span text:style-name="T5">trnsys=0 (d). </text:span><text:span text:style-name="T1">Do niektórych analiz układ współrzędnych powinien zostać zmieniony </text:span><text:span text:style-name="T5">trnsys=1. </text:span><text:span text:style-name="T1">W takim wypadku mozemy podać typ układu odniesienia. </text:span></text:p>
      <text:p text:style-name="P40"><text:span text:style-name="T1">1. Dla nałożenia płaszczyzn zdefiniowanych w dwóch białkach <text:s/>(1 i kolejne z listy)</text:span><text:span text:style-name="T5"> refsys=1. </text:span><text:span text:style-name="T1">Takie nałożenie będzie przydatne przy analizie miejsca wiążącego względem liganda. Definicja płaszczyzn następuje w momencie wczytywania współrzednych I jest określana przez </text:span><text:span text:style-name="T5">planedef=1. </text:span><text:span text:style-name="T1">Jeżeli zostawiona będzie wartość domyślna</text:span><text:span text:style-name="T5"> planedef=0 </text:span><text:span text:style-name="T1">przy</text:span><text:span text:style-name="T5"> refsys=1 </text:span><text:span text:style-name="T1">to nałożenie będzie dokonane na płaszczyzne 0,0,0. </text:span><text:span text:style-name="T5"><text:s/></text:span><text:span text:style-name="T1">Typ plaszczyzny może być okreslony przez podanie 4 atomów jednego białka</text:span><text:span text:style-name="T5"> </text:span><text:span text:style-name="T6">planetype=0 (d)</text:span><text:span text:style-name="T2"> lub przez podanie Id reszty liganda w przypadku jezeli jest on jednoznaczny </text:span><text:span text:style-name="T6">planetype=1</text:span><text:span text:style-name="T2">. W pierwszym wypadku należy podać numery atomów </text:span><text:span text:style-name="T6">nplane(i,1)</text:span><text:span text:style-name="T2"> i </text:span><text:span text:style-name="T6">nplane(i,2)</text:span><text:span text:style-name="T2"> dla pierwszego i drugiego bialka. W drugim wypadku należy podać identyfikator reszty </text:span><text:span text:style-name="T6">plres_id</text:span><text:span text:style-name="T2">, taki sam w jednym i drugim białku. Ta opcja działa przy założeniu że ligandy są identyczne. </text:span></text:p>
      <text:p text:style-name="P40"><text:span text:style-name="T2">2. </text:span><text:span text:style-name="T1">Do analiz geometrycznych np. obliczenia objętości każde białko powinno być przekształcone do jednego porównywalnego układu. Jest to połozenie cząsteczki takie, że jej najdłuzszy wymiar między atomowy tworzy oś z </text:span><text:span text:style-name="T5">refsys=2</text:span><text:span text:style-name="T1">. </text:span></text:p>
      <text:list xml:id="list2065498908" text:style-name="L1">
        <text:list-header>
          <text:p text:style-name="P56"/>
        </text:list-header>
      </text:list>
      <text:list xml:id="list609671341" text:style-name="WW8Num4">
        <text:list-header>
          <text:p text:style-name="P53">Obliczenia objętości</text:p>
        </text:list-header>
      </text:list>
      <text:p text:style-name="P40"><text:span text:style-name="T1">Do porównań stopnia upakowania poszczególnych łancuchów może być użyta objętość pudła w kótej mieści się łańcuch. Opcję włączamy przy </text:span><text:span text:style-name="T5">volfit=1</text:span><text:span text:style-name="T1">. Domyślnie objętość nie jest liczona </text:span><text:span text:style-name="T5">volfit=0</text:span><text:span text:style-name="T1">. Aktualnie objętość mozna obliczać w oparciu o atomy CA </text:span><text:span text:style-name="T5">volref=0</text:span><text:span text:style-name="T1">, dowolne atomy w pliku</text:span><text:span text:style-name="T5"> =1</text:span><text:span text:style-name="T1">,</text:span><text:span text:style-name="T5"> </text:span><text:span text:style-name="T1">środek geometryczny łańcucha bocznego </text:span><text:span text:style-name="T5">=2</text:span><text:span text:style-name="T1">, środek ciężkości łańcucha bocznego </text:span><text:span text:style-name="T5">=3</text:span><text:span text:style-name="T1">, środek geometryczny całej reszty </text:span><text:span text:style-name="T5">=4</text:span><text:span text:style-name="T1">, środek ciężkości całej reszty </text:span><text:span text:style-name="T5">=5</text:span><text:span text:style-name="T1">. Analogicznie jak dla struktury natywnej </text:span><text:span text:style-name="T1">może być obliczona objętość struktury early stage </text:span><text:span text:style-name="T5">early_vol=1</text:span><text:span text:style-name="T1">. W tym wypadku wybierać można </text:span><text:soft-page-break/><text:span text:style-name="T5">volref=2</text:span><text:span text:style-name="T1"> i wyższe (domyślnie nie aktywna </text:span><text:span text:style-name="T5">early_vol=0</text:span><text:span text:style-name="T1">).</text:span></text:p>
      <text:p text:style-name="P33"/>
      <text:list xml:id="list1865662292" text:continue-numbering="true" text:style-name="WW8Num4">
        <text:list-header>
          <text:p text:style-name="P50">Kąty dwuścienne</text:p>
        </text:list-header>
      </text:list>
      <text:p text:style-name="P40"><text:span text:style-name="T1">Kąty dwuścienne phi oraz psi obliczne są przy </text:span><text:span text:style-name="T5">torsje=1</text:span><text:span text:style-name="T1">. Opcja ta jest istotna dla działania wielu funkcji. Domyślnie wyłączona </text:span><text:span text:style-name="T5">torsje=0. </text:span><text:span text:style-name="T1">Wartości kątów mogą być zapisane do pliku</text:span><text:span text:style-name="T5"> dihsave=1 </text:span><text:span text:style-name="T1">(domyślnie wyłączone</text:span><text:span text:style-name="T5"> dihsave=0</text:span><text:span text:style-name="T1">).</text:span></text:p>
      <text:list xml:id="list343438333" text:continue-numbering="true" text:style-name="WW8Num4">
        <text:list-header>
          <text:p text:style-name="P50"/>
          <text:p text:style-name="P50">Miary na mapie Ramachandrana</text:p>
          <text:p text:style-name="P60"><text:span text:style-name="T1">Uruchomienie funkcji </text:span><text:span text:style-name="T2">obliczania miar miedzy miedzy mapami ramachandrana </text:span><text:span text:style-name="T6">dorama=1</text:span><text:span text:style-name="T2"> (domyślnie wyłączona </text:span><text:span text:style-name="T6">dorama=0</text:span><text:span text:style-name="T2">). Obliczenie odleglosci pomiedzy wartościami kątów phi i psi dla struktury natywnej i eliptycznej tego samego pliku.</text:span><text:span text:style-name="T1"> Funkcja wymaga włączonego obliczania katów dwuściennych w strukturze natywnej </text:span><text:span text:style-name="T5">torsje=1</text:span><text:span text:style-name="T1"> i wczesnego etapu faldowania </text:span><text:span text:style-name="T5">elipsa=1</text:span><text:span text:style-name="T1">. Oprócz odległości dla i-tej pary obliczana jest też odlegóść w oknie o szerokości zadanej prze </text:span><text:span text:style-name="T5">kwsize2</text:span><text:span text:style-name="T1"> </text:span><text:span text:style-name="T1">(domyslnie </text:span><text:span text:style-name="T5">=5</text:span><text:span text:style-name="T1">). Ta opcja wlaczona dla </text:span><text:span text:style-name="T5">meanr=1.</text:span></text:p>
          <text:p text:style-name="P60"><text:span text:style-name="T1">Obliczac mozna takze odleglosci pomiedzy mapami utworzonymi dla dwoch plikow. </text:span><text:span text:style-name="T23">ROZWINAC</text:span></text:p>
          <text:p text:style-name="P55"/>
          <text:p text:style-name="P50">Prawdopodobieństwa na mapie Ramachandrana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0"><text:span text:style-name="T1">Prawdopodobieństwa na podstawie rozkładu kątów phi i psi. Obliczenie prawdopodobieństwa na mapie Ramachandrana wymaga posortowania kątów na siatce z okresloną dokładnością. Uruchomienie procedury wymaga </text:span><text:span text:style-name="T5">dihstat=1</text:span><text:span text:style-name="T1">. Spowoduje to sortowanie kątów dwuściennych dla kolejnych białek z dokladnością okresloną przez </text:span><text:span text:style-name="T5">grmesh</text:span><text:span text:style-name="T1"> (domyslnie</text:span><text:span text:style-name="T5"> =5</text:span><text:span text:style-name="T1">). Dla wybranych białek wartości kątów są posortowane wg. AA i zapisane do pliku (U21-40) przy: </text:span><text:span text:style-name="T5">aadihsave=1</text:span><text:span text:style-name="T1"> (domyślnie nieaktywne </text:span><text:span text:style-name="T5">=0</text:span><text:span text:style-name="T1">). Wartości dopisywane są przyrostowo do jednego pliku dla danego AA. Po wczytaniu wszystkich białek z listy obliczane są prawdopodobieństwa. Podobnie jak inne funkcje podsumowujące dane z wszystkich wczytanych białek potrzebuje </text:span><text:span text:style-name="T5">final=1</text:span><text:span text:style-name="T1">. Dla </text:span><text:span text:style-name="T5">final=0 (d)</text:span><text:span text:style-name="T1"> analiza nie będzie dokończona. </text:span><text:span text:style-name="T23">DOKONCZYC!!! P nie sa zapisywane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0"><text:span text:style-name="T1">Prawdopodobieństwa wynikające z obliczeń energii potencjalnej </text:span><text:span text:style-name="T5">eceppok=1. </text:span><text:span text:style-name="T1">W tym wypadku istniejąca w katalogu roboczym mapy są wczytane i analizowane z krokiem zadanym przez </text:span><text:span text:style-name="T5">emesh=5 (d). </text:span><text:span text:style-name="T1">Aktualnie działa wersja wczytująca mapy dla kolejnych aminokwasów z energiami wyznaczonymi eccepem</text:span><text:span text:style-name="T23">DOKONCZYC!!! <text:s/>dodac wczytywanie danych eceppa <text:s/>(teraz tyko wywolane przy liczeniu odleglosci na mapie)</text:span></text:p>
            </text:list-item>
          </text:list>
          <text:p text:style-name="P50"/>
          <text:p text:style-name="P50">Struktura wczesnego etapu fałdowania</text:p>
          <text:p text:style-name="P60"><text:span text:style-name="T1">Program umozliwia wygenerowanie struktury wczesnego etapu fałdowania (early-stage) dla </text:span><text:span text:style-name="T5">elipsa=1 (</text:span><text:span text:style-name="T1">domyślnie wyłączona </text:span><text:span text:style-name="T5">elipsa=0</text:span><text:span text:style-name="T1">). W pierwszym kroku obliczane są wartości kątów odpowiadających tej strukturze potrzebne np. do obliczania odległości na mapie. Aby utworzyć współrzędne jej odpowiadające należy włączyć funkcję fałdowania </text:span><text:span text:style-name="T5">fold=1</text:span><text:span text:style-name="T1"> (domyslnie nie aktywna </text:span><text:span text:style-name="T5">fold=0</text:span><text:span text:style-name="T1">) . </text:span></text:p>
          <text:p text:style-name="P60"><text:span text:style-name="T1">1. Na podstawie struktury natywnej </text:span><text:span text:style-name="T5">estrtype=1 (d). </text:span><text:span text:style-name="T1">Pierwsze rozwiązanie polega na zrzutowaniu kątów phi i psi na elipsę. <text:s/>Aby ta funkcja działała musi zostać włączone obliczanie kątów dwuściennych </text:span><text:span text:style-name="T5">torsje=1</text:span><text:span text:style-name="T1"> (domyslnie wyłączone </text:span><text:span text:style-name="T5">torsje=0</text:span><text:span text:style-name="T1">). Rzutowanie polega na znalezieniu najkrótszego odcinka łączącego dany punkt z elipsą opisaną równaniem parametrycznym o zadanym t, </text:span><text:span text:style-name="T5">tekrok=1 (d). </text:span></text:p>
        </text:list-header>
        <text:list-item>
          <text:p text:style-name="P60"><text:span text:style-name="T1"><text:s/>Na podstawie sekwencji </text:span><text:span text:style-name="T5">estrtype=2. </text:span><text:span text:style-name="T1">Kąty dwuścienne reprezentujące kolejne reszty są przypisywane na podstawie maksimów prawdopodobieństwa dla kolejnych reszt alfabetu </text:span><text:soft-page-break/><text:span text:style-name="T1">strukturalnego <text:s/></text:span><text:span text:style-name="T5">edihass=1</text:span><text:span text:style-name="T1"> (domyslnie wyłączone </text:span><text:span text:style-name="T5">edihass=0</text:span><text:span text:style-name="T1">). W jednym i drugim drugim przypadku można zapisać do pliku tekstowego wartości kątów dwuściennych </text:span><text:span text:style-name="T5">elldih=1 </text:span><text:span text:style-name="T1"><text:s/>(domyslnie wyłączone </text:span><text:span text:style-name="T5">elldih=0</text:span><text:span text:style-name="T1">) oraz współrzędne </text:span><text:span text:style-name="T5">ellcrd=1 </text:span><text:span text:style-name="T1">(domyslnie wyłączone </text:span><text:span text:style-name="T5">ellcrd=0</text:span><text:span text:style-name="T1">)</text:span></text:p>
          <text:p text:style-name="P50"/>
          <text:p text:style-name="P50">Profile DCCa. </text:p>
          <text:p text:style-name="P60"><text:span text:style-name="T1">Obliczanie rozkładu odległości atomów CA łańcucha od centrum geometrycznego: <text:s/></text:span><text:span text:style-name="T5">stranal=1</text:span><text:span text:style-name="T1"> </text:span><text:span text:style-name="T5">dccaprof=1</text:span><text:span text:style-name="T1"> </text:span></text:p>
          <text:p text:style-name="P55"/>
          <text:p text:style-name="P50">Mapa kontaktów </text:p>
          <text:p text:style-name="P60"><text:span text:style-name="T1">Tworzenie mapy kontaktów </text:span><text:span text:style-name="T5">cmap=1</text:span><text:span text:style-name="T1"> (domyslnie wyłączone </text:span><text:span text:style-name="T5">cmap=0</text:span><text:span text:style-name="T1">). Mapa towrzona dla dwoch bialek wczytanych z oddzielnych plikow </text:span><text:span text:style-name="T5">cmapmol=2</text:span><text:span text:style-name="T1"> lub w obrębie danego łańcucha </text:span><text:span text:style-name="T5">cmapmol=1.</text:span><text:span text:style-name="T1"> Poszukiwane kontakty w odległości &lt;= niż wartość promienia odcięcia </text:span><text:span text:style-name="T5">cmapcut </text:span><text:span text:style-name="T1">(domyślnie </text:span><text:span text:style-name="T5">=12A</text:span><text:span text:style-name="T1">). Mapa tworzona jest w oparciu o kontakty miedzy atomami CA </text:span><text:span text:style-name="T5">cmaptype=1</text:span><text:span text:style-name="T1"> lub wszytskie atomy </text:span><text:span text:style-name="T5">cmaptype=2</text:span><text:span text:style-name="T1"> i jest zapisana do pliku . Uruchamiane dla </text:span><text:span text:style-name="T5">stranal=1</text:span><text:span text:style-name="T1"> (domyslnie wyłączone </text:span><text:span text:style-name="T5">stranal=0</text:span><text:span text:style-name="T1">)</text:span></text:p>
          <text:p text:style-name="P55"/>
          <text:p text:style-name="P50">Mostki disiarczkowe. </text:p>
          <text:p text:style-name="P60"><text:span text:style-name="T1">Mostki wykrywane są gdy </text:span><text:span text:style-name="T5">mostki=1</text:span><text:span text:style-name="T1"> (domyslnie wyłączone </text:span><text:span text:style-name="T5">mostki=0</text:span><text:span text:style-name="T1">). Wartości domyslne promieni minimalnej i maksymalnej długości wiązania S-S używane w detekcji ustalone w tablicach </text:span><text:span text:style-name="T5">SSr1=1.7</text:span><text:span text:style-name="T1">, </text:span><text:span text:style-name="T5">SSr2=2.3. <text:s/></text:span><text:span text:style-name="T1">Funkcja dziala dla wlaczonych analiz geometrycznych</text:span><text:span text:style-name="T5"> stranal=1</text:span><text:span text:style-name="T1">.</text:span></text:p>
          <text:p text:style-name="P55"/>
          <text:p text:style-name="P53">Nakładanie struktur motywow z nalozenia sekwencji. </text:p>
          <text:p text:style-name="P60"><text:span text:style-name="T1">Funkcja umozliwia uzyskanie najleszego dopasowania motywow. Po nałozeniu obliczane jest RMSD. Funkcja uruchomiona dla </text:span><text:span text:style-name="T5">block=1</text:span><text:span text:style-name="T1"> I dla </text:span><text:span text:style-name="T5">num_mol&gt;1. </text:span><text:span text:style-name="T1">Nakładane są jedynie fragmenty struktur, stanowiące wynik nałożenia sekwencji. Funkcja działa w rózny sposób w zależności od sposobu wprowadzenia danych sekwencyjnych (narazie działa automatycznie jedna opcja: wczytanie nałożenia). Aby ta opcja działała program powinien być uruchomiony w trybie </text:span><text:span text:style-name="T5">3</text:span><text:span text:style-name="T1"> (analiza struktur i sekwencji) oraz powinna być wybrana opcja wczytania nałożenia sekwencji (</text:span><text:span text:style-name="T5">1 </text:span><text:span text:style-name="T1">patrz p. I.1) aminokwasowych pochodzących z programu zewnętrznego </text:span><text:span text:style-name="T5">algn_typ=2</text:span><text:span text:style-name="T1"> (patrz p. I.3). Wybór fragmentów sekwencji jest sprawą umowną i zależy od oczekiwań uzytkownika (uwaga funkcja rozwojowa – wyniki nie zawsze poprawne!). Mozna porównać pojedyncze wycinki nałożenia (poszczególne fragmnety konsensusowe) dla </text:span><text:span text:style-name="T5">alnall=0</text:span><text:span text:style-name="T1"> lub wszystkie na raz </text:span><text:span text:style-name="T5">alnall=1</text:span><text:span text:style-name="T1">. Wyniki zapisane są do pliku: </text:span><text:span text:style-name="T14">namcor1-namcor.#lancucha.</text:span><text:span text:style-name="T15">aln</text:span><text:span text:style-name="T14"> </text:span><text:span text:style-name="T15">(U50)</text:span><text:span text:style-name="T14"> i </text:span><text:span text:style-name="T1">zawierają: obliczone wartosci RMSD dla calych nalozen oraz dla poszczegolnych reszt oraz odleglosci kartezjanskie pomiedzy odpowiadajacymi sobie w nalozeniu resztami obliczone dla środków geometrycznych i atomow Calfa</text:span></text:p>
          <text:list>
            <text:list-header>
              <text:p text:style-name="P57"/>
              <text:p text:style-name="P53">Nakladanie i porownanie struktur. </text:p>
              <text:p text:style-name="P60"><text:span text:style-name="T1">Funkcja sluzy do porownania struktur poprzez obliczenia RMSD oraz odleglosci pomiedzy centrami geometrii. Funkcja umozliwia uzyskanie najleszego dopasowania dwóch struktur. Funkcja uruchomiona dla </text:span><text:span text:style-name="T5">overlay=1.</text:span></text:p>
              <text:p text:style-name="P60"><text:span text:style-name="T1">RMSD i odleglosci obliczane sa domyslnie dla struktur niedopasowanych lub po wlaczeniu funkcji nakladania struktur dla czasteczek niedopasowanych i dopasowanych (</text:span><text:span text:style-name="T5">fit=1</text:span><text:span text:style-name="T1">). Obliczenia prowadzone dla lancucha glownego (</text:span><text:span text:style-name="T5">bbaln=1</text:span><text:span text:style-name="T1">) lub dla wszystkich atomow (</text:span><text:span text:style-name="T5">bbaln=0</text:span><text:span text:style-name="T1">). Dla </text:span><text:span text:style-name="T5">AAoverlay=1</text:span><text:span text:style-name="T1"> (domyslnie wylaczone) po nalozeniu RMSD i odleglosci liczone dla kazdej reszty osobno.</text:span></text:p>
              <text:p text:style-name="P55">Wyniki zapisywane sa standardowe wyjscie w formacie:</text:p>
              <text:p text:style-name="P55"><text:soft-page-break/>czasteczka1 czasteczka2 rmsdfit rmsd distancefit distance</text:p>
            </text:list-header>
          </text:list>
          <text:p text:style-name="P50"/>
          <text:p text:style-name="P53">Analiza miejsc wiążących</text:p>
          <text:p text:style-name="P60"><text:span text:style-name="T1">Miejsca wiażące porównywane wśród kompleksów róznych białek z tym samym ligandem. Włączenie </text:span><text:span text:style-name="T5">anal_bs=1</text:span><text:span text:style-name="T1"> (domyślnie wyłączona </text:span><text:span text:style-name="T5">anal_bs=0</text:span><text:span text:style-name="T1">). Funkcja wczytuje informacje o ligandzie przy </text:span><text:span text:style-name="T5">liganddef=1</text:span><text:span text:style-name="T1"> (domyslnie wyłaczone </text:span><text:span text:style-name="T5">liganddef=0</text:span><text:span text:style-name="T1">). Nalezy podać ID liganda: </text:span><text:span text:style-name="T5">ligand_id </text:span><text:span text:style-name="T1">odpowiadające kodowi reszty w pliku PDB. Analiza rozpoczyna się od definicji miejsca wiązącego na podstawie promienia odcięcia </text:span><text:span text:style-name="T5">cutoff_bs</text:span><text:span text:style-name="T1"> (domyslnie </text:span><text:span text:style-name="T5">=5A</text:span><text:span text:style-name="T1">). Miejsce wiążace wyznaczane jest w oparciu o: atomy CA <text:s/></text:span><text:span text:style-name="T5">residue_ref=0</text:span><text:span text:style-name="T1">, dowolne atomy w pliku</text:span><text:span text:style-name="T5"> =1</text:span><text:span text:style-name="T1">, środek geometryczny łańcucha bocznego</text:span><text:span text:style-name="T5"> =2</text:span><text:span text:style-name="T1">, środek ciężkości łańcucha bocznego</text:span><text:span text:style-name="T5"> =3, </text:span><text:span text:style-name="T1">środek geometryczny całej reszty</text:span><text:span text:style-name="T5"> =4</text:span><text:span text:style-name="T1">,</text:span><text:span text:style-name="T5"> </text:span><text:span text:style-name="T1">środek ciężkości całej reszty </text:span><text:span text:style-name="T5">=5. </text:span><text:span text:style-name="T1">Znalezione motywy mogą być zapisane do pliku </text:span><text:span text:style-name="T7">*.bsall.pdb</text:span><text:span text:style-name="T1"> przy wyborze </text:span><text:span text:style-name="T5">motifpdb=1 </text:span><text:span text:style-name="T1">(domyslnie wyłączona </text:span><text:span text:style-name="T5">=0</text:span><text:span text:style-name="T1">). Należy pamiętać o włączeniu zapisywania struktur (p. I.3)</text:span></text:p>
          <text:p text:style-name="P55">1. Mapa kontaktów i zapisanie sekwencji motywów </text:p>
          <text:p text:style-name="P60"><text:span text:style-name="T1">Mapa kontaktów receptor-ligand wyznaczana jest automatycznie i zapisana jest do pliku *.cnt <text:s/>(u42). Zapisane zostają też sekwencje AA i strukturalne motywów o długości określonej przez </text:span><text:span text:style-name="T5">motdl</text:span><text:span text:style-name="T1"> (domyslnie </text:span><text:span text:style-name="T5">=7</text:span><text:span text:style-name="T1">). </text:span></text:p>
          <text:p text:style-name="P55">2. Nakładanie miejsc wiążących</text:p>
          <text:p text:style-name="P60"><text:span text:style-name="T1">Przy wybranej opcji </text:span><text:span text:style-name="T5">bsalign=1</text:span><text:span text:style-name="T1"> (domyslnie wyłączona </text:span><text:span text:style-name="T5">=0</text:span><text:span text:style-name="T1">) na motywy z pierwszego na liscie białka nakładane są motywy kolejnych białek. Porównywane są wzajemnie <text:s/>wszystkie motywy. Dla każdego porównania obliczana jest wartość RMSD i zapisana do pliku </text:span><text:span text:style-name="T7">*.bsrmsd</text:span><text:span text:style-name="T1"> w formacie: </text:span><text:span text:style-name="T7">lp, nr motywu 1 bialka, nr motywu 2 bialka, rmsd. </text:span><text:span text:style-name="T8">Struktury motywów mogą też być zapisane do pliku </text:span><text:span text:style-name="T7">*.bsan.pd</text:span><text:span text:style-name="T8">b przy wybraniu </text:span><text:span text:style-name="T9">savefit=1</text:span><text:span text:style-name="T8"> (domyslnie wyłączona </text:span><text:span text:style-name="T9">=0)</text:span></text:p>
        </text:list-item>
      </text:list>
      <text:p text:style-name="P39"/>
      <text:p text:style-name="P39">Obliczenia geometrii VR</text:p>
      <text:p text:style-name="P41"><text:span text:style-name="T1">Na podstawie struktury 3D obliczane sa parametry V i R opisujace geometrie lancucha glownego. Funkcja dziala dla </text:span><text:span text:style-name="T5">vear=1, </text:span><text:span text:style-name="T1">domyslnie wylaczona dla </text:span><text:span text:style-name="T5">vear=0.</text:span></text:p>
      <text:p text:style-name="P38"/>
      <text:p text:style-name="P38">Analizy na siatce</text:p>
      <text:p text:style-name="P42"><text:span text:style-name="T11">Struktura o rozdzielczosci atomowej nakladana na siatke. Dla kazdego atomu lancucha glownego lub atomow c-alfa znajdowany jest wezel. Uruchamiane dla </text:span><text:span text:style-name="T5">gridok=1</text:span><text:span text:style-name="T11">. Dla tak zdefiniowanej czasteczki mozna prowadzic </text:span></text:p>
      <text:p text:style-name="P35">gridok, kcenter, kwezelx, kwezely, kwezelz, ngcat, spacex, spacey, spacez, <text:s/>ucenterx, <text:s text:c="2"/>ucentery, ucenterz, gridtype</text:p>
      <text:p text:style-name="P2"/>
      <text:p text:style-name="P10">ANALIZY SEKWENCYJNE</text:p>
      <text:p text:style-name="P10"/>
      <text:list xml:id="list1793651670" text:style-name="WW8Num5">
        <text:list-header>
          <text:p text:style-name="P51">Tworzenie sekwencji strukturalnej</text:p>
          <text:p text:style-name="P61"><text:span text:style-name="T1">Na podstawie sekwencji polipeptydu i danych o strukturze WEF (p. II.6.1) może być utworzona sekwencja strukturalna wynikająca z przypisania poszczególnym aminokwasom w łańcuchu litery alfabetu strukturalnego, która odpowiada ich geometrii. Opcję włączona przy </text:span><text:span text:style-name="T5">stralf=1</text:span><text:span text:style-name="T1">, wyłączona przy </text:span><text:span text:style-name="T5">stralf=0 (d)</text:span><text:span text:style-name="T1">. Zapisanie sekwencji do pliku (p. I.5)</text:span></text:p>
        </text:list-header>
      </text:list>
      <text:p text:style-name="P34"/>
      <text:p text:style-name="P36"/>
      <text:p text:style-name="P36"/>
      <text:p text:style-name="P36"><text:soft-page-break/></text:p>
      <text:p text:style-name="P15">analyse_bs.f95 </text:p>
      <text:p text:style-name="P15">blocker.f95 </text:p>
      <text:p text:style-name="P15">crd2pdb.f95 </text:p>
      <text:p text:style-name="P15">dihsort.f95 </text:p>
      <text:p text:style-name="P15">eceppanal.f95 </text:p>
      <text:p text:style-name="P15">ellipse.f95 </text:p>
      <text:p text:style-name="P15">fikpsik.f95 </text:p>
      <text:p text:style-name="P15">finanal.f95 </text:p>
      <text:p text:style-name="P15">fitting.f95 </text:p>
      <text:p text:style-name="P15">functions.f95 </text:p>
      <text:p text:style-name="P15">grid.f95 </text:p>
      <text:p text:style-name="P15">main.f95 </text:p>
      <text:p text:style-name="P15">ramadist.f95</text:p>
      <text:p text:style-name="P15">readalign.f95 </text:p>
      <text:p text:style-name="P15">readparam.f95 </text:p>
      <text:p text:style-name="P15">readseq.f95 </text:p>
      <text:p text:style-name="P15">readstr.f95 </text:p>
      <text:p text:style-name="P15">sanal.f95 </text:p>
      <text:p text:style-name="P15">structure.f95 </text:p>
      <text:p text:style-name="P15">tablice.f95 </text:p>
      <text:p text:style-name="P15">transform.f95 </text:p>
      <text:p text:style-name="P15">volume.f95 </text:p>
      <text:p text:style-name="P15">vr.f95 </text:p>
      <text:p text:style-name="P15">winkiel.f95 </text:p>
      <text:p text:style-name="P15"/>
      <text:p text:style-name="P15"/>
      <text:p text:style-name="P15"/>
      <text:p text:style-name="P7"/>
      <text:p text:style-name="P6"/>
      <text:p text:style-name="P7"/>
      <text:p text:style-name="P31">Komendy alfabetycznie</text:p>
      <text:p text:style-name="P7"/>
      <text:p text:style-name="P7">AAoverlay <text:span text:style-name="T16">– obliczenia RMSD dla pojedynczych reszt</text:span></text:p>
      <text:p text:style-name="P7"><text:span text:style-name="T16"><text:tab/></text:span><text:span text:style-name="T17">0 </text:span><text:span text:style-name="T16">– nie</text:span></text:p>
      <text:p text:style-name="P15"><text:tab/>1 – tak </text:p>
      <text:p text:style-name="Standard"><text:span text:style-name="T5">aadihsave </text:span><text:span text:style-name="T1">– zapisanie kątów dwuściennych posortowanych wg. AA</text:span></text:p>
      <text:p text:style-name="Standard"><text:span text:style-name="T5"><text:tab/></text:span><text:span text:style-name="T3">0 </text:span><text:span text:style-name="T1">– nie</text:span></text:p>
      <text:p text:style-name="P14"><text:tab/>1 – tak </text:p>
      <text:p text:style-name="Standard"><text:span text:style-name="T19">algn_typ </text:span><text:span text:style-name="T16">– rodzaj nalozenia sekwencji</text:span></text:p>
      <text:p text:style-name="Standard"><text:span text:style-name="T16"><text:tab/>1</text:span><text:span text:style-name="T17"> </text:span><text:span text:style-name="T16">– <text:s/></text:span><text:span text:style-name="T1">nałożenia sekwencji strukturalnych</text:span></text:p>
      <text:p text:style-name="P14"><text:tab/>2 – nałożenia sekwencji aminokwasowych </text:p>
      <text:p text:style-name="Standard"><text:span text:style-name="T19">anal_bs</text:span> – analiza miejsc wiążących</text:p>
      <text:p text:style-name="Standard"><text:tab/><text:span text:style-name="T28">0</text:span> – nie </text:p>
      <text:p text:style-name="P11"><text:tab/>1 – tak</text:p>
      <text:p text:style-name="P11"><text:span text:style-name="T19">block</text:span> - <text:span text:style-name="T16">Nakładanie struktur motywow z nalozenia sekwencji.</text:span></text:p>
      <text:p text:style-name="P11"><text:span text:style-name="T16"><text:tab/> </text:span><text:span text:style-name="T18">0</text:span><text:span text:style-name="T16"> – nie</text:span></text:p>
      <text:p text:style-name="P15"><text:tab/>1 – tak</text:p>
      <text:p text:style-name="P11"><text:span text:style-name="T19">bbaln</text:span><text:span text:style-name="T16"> – nakladanie tylko backbonu</text:span></text:p>
      <text:p text:style-name="P11"><text:span text:style-name="T16"><text:tab/></text:span><text:span text:style-name="T18">0</text:span><text:span text:style-name="T16"> – nie</text:span></text:p>
      <text:p text:style-name="P15"><text:tab/>1 – tak</text:p>
      <text:p text:style-name="P1"><text:span text:style-name="T5">bsalign</text:span><text:span text:style-name="T1"> – nakładanie motywów w miejscu wiążącym dla dwóch białek (pierwszy i parami kolejne z listy)</text:span></text:p>
      <text:p text:style-name="P1"><text:span text:style-name="T1"><text:tab/></text:span><text:span text:style-name="T4">0</text:span><text:span text:style-name="T1"> – nie </text:span></text:p>
      <text:p text:style-name="P15"><text:tab/>1 – tak</text:p>
      <text:p text:style-name="P1"><text:span text:style-name="T5">cmap</text:span><text:span text:style-name="T1"> – tworzenie mapy kontaktów</text:span></text:p>
      <text:p text:style-name="P1"><text:span text:style-name="T1"><text:tab/></text:span><text:span text:style-name="T3">0</text:span><text:span text:style-name="T1"> – nie</text:span></text:p>
      <text:p text:style-name="P15"><text:tab/>1 – tak</text:p>
      <text:p text:style-name="P1"><text:span text:style-name="T5">cmapcut</text:span><text:span text:style-name="T1"> – promień odcięcia użyty dla mapy kontaktów<text:tab/> </text:span><text:span text:style-name="T10">12A</text:span></text:p>
      <text:p text:style-name="P1"><text:span text:style-name="T5">cmaptype</text:span><text:span text:style-name="T11"> – typ mapy kontaktów</text:span></text:p>
      <text:p text:style-name="P1"><text:span text:style-name="T11"><text:tab/></text:span><text:span text:style-name="T10">1</text:span><text:span text:style-name="T11"> – kontakty Calfa</text:span></text:p>
      <text:p text:style-name="P11"><text:tab/>2 – all atom model</text:p>
      <text:p text:style-name="Standard"><text:span text:style-name="T19">cutoff_bs</text:span> – promień od atomów liganda definiujący atomy(reszty) w miejscu wiążącym <text:tab/><text:span text:style-name="T20">5A</text:span></text:p>
      <text:p text:style-name="Standard"><text:span text:style-name="T19">dccaprof </text:span><text:span text:style-name="T16">– tworzenie profilu Dc-Ca</text:span></text:p>
      <text:p text:style-name="Standard"><text:span text:style-name="T19">dihsave</text:span> – zapisanie kątów dwuściennych (wymaga torsje=1)</text:p>
      <text:p text:style-name="Standard"><text:tab/>1 – zapisanie</text:p>
      <text:p text:style-name="P1"><text:span text:style-name="T6"><text:tab/></text:span><text:span text:style-name="T4">0</text:span><text:span text:style-name="T2"> – bez zapisania</text:span></text:p>
      <text:p text:style-name="P1"><text:span text:style-name="T6">dih_outliers</text:span><text:span text:style-name="T2"> - zapisanie nietypowych wartosci katow</text:span></text:p>
      <text:p text:style-name="P1"><text:span text:style-name="T2"><text:tab/>1 – zapisanie</text:span></text:p>
      <text:p text:style-name="P1"><text:span text:style-name="T6"><text:tab/></text:span><text:span text:style-name="T4">0</text:span><text:span text:style-name="T2"> – bez zapisania</text:span></text:p>
      <text:p text:style-name="P1"><text:span text:style-name="T5">dihstat</text:span><text:span text:style-name="T11">– sortowanie kątów dwuściennych na mapie fi,psi i obliczanie p.</text:span></text:p>
      <text:p text:style-name="Standard"><text:tab/><text:span text:style-name="T28">0</text:span> – nie</text:p>
      <text:p text:style-name="P27"><text:tab/>1 – tak</text:p>
      <text:p text:style-name="Standard"><text:span text:style-name="T6">dorama</text:span><text:span text:style-name="T12"> – obliczanie odleglosci kartezjanskiej miedzy fi,psi dla struktury natywnej i eliptycznej</text:span></text:p>
      <text:p text:style-name="P1"><text:span text:style-name="T12"><text:tab/></text:span><text:span text:style-name="T13">0</text:span><text:span text:style-name="T12"> – nie </text:span></text:p>
      <text:p text:style-name="P20"><text:tab/>1 – tak</text:p>
      <text:p text:style-name="P1"><text:soft-page-break/><text:span text:style-name="T19">edihass</text:span> – przypisanie wartości kątów fi, psi tworzących geometrię eliptyczną, wartości fi,psi wynikaja z maksimów dla posczególnych liter alfabetu strukturalnego</text:p>
      <text:p text:style-name="Standard"><text:tab/><text:span text:style-name="T27">0</text:span> – nie</text:p>
      <text:p text:style-name="Standard"><text:tab/>1 – tak </text:p>
      <text:p text:style-name="Standard"><text:span text:style-name="T19">emesh</text:span> – krok obliczeniowy na mapie energii policzonej eceppem <text:span text:style-name="T28">5.0</text:span> deg</text:p>
      <text:p text:style-name="Standard"><text:span text:style-name="T19">eceppok</text:span> – analiza map energii policzonych eceppem </text:p>
      <text:p text:style-name="Standard"><text:tab/><text:span text:style-name="T28">0</text:span> – mapy nie są czytane</text:p>
      <text:p text:style-name="P17"><text:tab/>1 – mapy są wczytane do tablicy i użyte przez podprogram “distances”</text:p>
      <text:p text:style-name="Standard"><text:span text:style-name="T19">elipsa</text:span> – tworzenie struktury eliptycznej (wymaga torsje=1)</text:p>
      <text:p text:style-name="Standard"><text:tab/><text:span text:style-name="T27">0 </text:span>– struktura eliptyczna nie jest tworzona</text:p>
      <text:p text:style-name="Standard"><text:tab/>1 – struktura eliptyczna nie jest tworzona</text:p>
      <text:p text:style-name="Standard"><text:span text:style-name="T19">elldih</text:span> – zapisanie wartości kątów fi, psi struktury eliptycznej (wymaga elipsa=1)</text:p>
      <text:p text:style-name="Standard"><text:tab/><text:span text:style-name="T28">0</text:span> – plik nie jest tworzony</text:p>
      <text:p text:style-name="Standard"><text:tab/>1 – plik jest tworzony </text:p>
      <text:p text:style-name="Standard"><text:span text:style-name="T19">ellcrd</text:span> - <text:s/>zapisanie współrzędnych struktury eliptycznej (wymaga elipsa=1)</text:p>
      <text:p text:style-name="Standard"><text:tab/><text:span text:style-name="T28">0</text:span> – plik nie jest tworzony</text:p>
      <text:p text:style-name="Standard"><text:span text:style-name="T19"><text:tab/></text:span><text:span text:style-name="T16">1 – plik jest tworzony </text:span></text:p>
      <text:p text:style-name="Standard"><text:span text:style-name="T19">early_vol</text:span> – obliczanie objętości dla struktury eliptycznej</text:p>
      <text:p text:style-name="Standard"><text:tab/><text:span text:style-name="T28">0</text:span> – nie </text:p>
      <text:p text:style-name="P1"><text:span text:style-name="T5"><text:tab/></text:span><text:span text:style-name="T1">1 – tak</text:span></text:p>
      <text:p text:style-name="P1"><text:span text:style-name="T5">estrtype</text:span><text:span text:style-name="T1"> – sposób tworzenia struktury eliptycznej</text:span></text:p>
      <text:p text:style-name="P1"><text:span text:style-name="T1"><text:tab/></text:span><text:span text:style-name="T3">1</text:span><text:span text:style-name="T1"> – bazując na strukturze natywnej (zrzucenie na elipse)</text:span></text:p>
      <text:p text:style-name="P15"><text:tab/>2 – tworzy strukturę od zera (z maksimów)</text:p>
      <text:p text:style-name="P1"><text:span text:style-name="T5">final</text:span><text:span text:style-name="T11"> – analizy koncowe po wczytaniu wszystkich plikow z listy</text:span></text:p>
      <text:p text:style-name="Standard"><text:tab/><text:span text:style-name="T27">0</text:span> – nie </text:p>
      <text:p text:style-name="P15"><text:tab/>1 – tak</text:p>
      <text:p text:style-name="Standard"><text:span text:style-name="T19">filetp</text:span> – format wczytywanego pliku</text:p>
      <text:p text:style-name="Standard"><text:tab/><text:span text:style-name="T29">1</text:span> – wczytywanie pliku pdb </text:p>
      <text:p text:style-name="Standard"><text:tab/>2 – wczytywanie samych współrzędnych do znanych topologii</text:p>
      <text:p text:style-name="Standard"><text:tab/>współrzędne powinny być w formacie: xyz w tzrech kolumnach</text:p>
      <text:p text:style-name="Standard"><text:span text:style-name="T19">fit</text:span> - dopasowanie struktur </text:p>
      <text:p text:style-name="Standard"><text:tab/><text:span text:style-name="T27">0</text:span> – nie </text:p>
      <text:p text:style-name="P15"><text:tab/>1 – tak</text:p>
      <text:p text:style-name="Standard"><text:span text:style-name="T19">fold</text:span> – tworezenie struktury na podstawie wartości kątów dwuściennych</text:p>
      <text:p text:style-name="Standard"><text:tab/><text:span text:style-name="T27">0</text:span> – nie </text:p>
      <text:p text:style-name="Standard"><text:tab/>1 – tak</text:p>
      <text:p text:style-name="Standard"><text:span text:style-name="T19">gridok</text:span> – tworzenie siatki i zapisanie w pliku pdb *.gr.pdb (kolumna z czynnikiem temperaturowym nadpisana wartościa siatki consensusowej)</text:p>
      <text:p text:style-name="Standard"><text:tab/><text:span text:style-name="T27">0 </text:span>– bez tworzenia siatki </text:p>
      <text:p text:style-name="Standard"><text:tab/>1 – tworzenie siatki</text:p>
      <text:p text:style-name="Standard"><text:span text:style-name="T19">gridtype</text:span> – typ siatki</text:p>
      <text:p text:style-name="Standard"><text:tab/>1 – orientacja miejsc wiazacych przez nalozenie liganda, wspolne centrum siatek (wyznaczone dla pierwszej siatki)</text:p>
      <text:p text:style-name="Standard"><text:tab/>2 – brak klasycznej siatki, zliczane kontakty w czterech strefach koordynacyjnych dla kazdego atomu liganda</text:p>
      <text:p text:style-name="Standard"><text:soft-page-break/><text:tab/><text:span text:style-name="T27">3 –</text:span> siatki niezalezne bez nakladania liganda </text:p>
      <text:p text:style-name="Standard"><text:span text:style-name="T19">grmesh</text:span> – dokładność (krok) sortowania kątów dwuściennych <text:span text:style-name="T28">5.0</text:span></text:p>
      <text:p text:style-name="Standard"><text:span text:style-name="T21">inpseqtype</text:span><text:span text:style-name="T22"> – rodzaj wczytanej sekwencji</text:span></text:p>
      <text:p text:style-name="P22"><text:tab/>1 – nalozenie sekwencji</text:p>
      <text:p text:style-name="P22"><text:tab/>2 – sekwencja AA</text:p>
      <text:p text:style-name="P22"><text:tab/>3 – sekwencja SA</text:p>
      <text:p text:style-name="P22"><text:tab/>4 – sekwencje SA i AA<text:tab/></text:p>
      <text:p text:style-name="Standard"><text:span text:style-name="T19">kcenter</text:span> – sposób centrowania siatki</text:p>
      <text:p text:style-name="Standard"><text:tab/>0 – origin of the system</text:p>
      <text:p text:style-name="Standard"><text:tab/>1 – defined atom coordinates</text:p>
      <text:p text:style-name="Standard"><text:tab/><text:span text:style-name="T27">2 </text:span>– geometric center of a molecule</text:p>
      <text:p text:style-name="Standard"><text:tab/>3 – center of a binding site</text:p>
      <text:p text:style-name="Standard"><text:tab/>4 – user defined coordinates<text:tab/></text:p>
      <text:p text:style-name="P1"><text:span text:style-name="T5">kwezelx</text:span><text:span text:style-name="T11"> – liczba węzłów w kierunku x </text:span><text:span text:style-name="T10">(0)</text:span><text:span text:style-name="T11"><text:tab/>[int]</text:span></text:p>
      <text:p text:style-name="P1"><text:span text:style-name="T5">kwezely</text:span><text:span text:style-name="T11"> – liczba węzłów w kierunku y </text:span><text:span text:style-name="T10">(0)</text:span><text:span text:style-name="T11"><text:tab/>[int]</text:span></text:p>
      <text:p text:style-name="P1"><text:span text:style-name="T5">kwezelz</text:span><text:span text:style-name="T11"> – liczba węzłów w kierunku z </text:span><text:span text:style-name="T10">(0)</text:span><text:span text:style-name="T11"><text:tab/>[int]</text:span></text:p>
      <text:p text:style-name="P1"><text:span text:style-name="T5">kwsize</text:span><text:span text:style-name="T11"> – szerokość okna dla obliczania macierzy podobieństw (współczynnik W) </text:span><text:span text:style-name="T10">5</text:span></text:p>
      <text:p text:style-name="P1"><text:span text:style-name="T6">kwsize2</text:span><text:span text:style-name="T12"> – szerokość okna dla obliczania odległości na mapie Ramachandrana </text:span><text:span text:style-name="T10">5</text:span></text:p>
      <text:p text:style-name="Standard"><text:span text:style-name="T19">liganddef </text:span>– definiowanie liganda spośród wczytanych grup/związków</text:p>
      <text:p text:style-name="Standard"><text:tab/><text:span text:style-name="T28">0</text:span> – nie </text:p>
      <text:p text:style-name="Standard"><text:tab/>1 – tak</text:p>
      <text:p text:style-name="P1"><text:span text:style-name="T5">ligand_id – </text:span><text:span text:style-name="T1">nazwa reszty (pole pdb) definiująca ligand – dana reszta musi być obecna w pliku pdb </text:span><text:span text:style-name="T4">RES </text:span></text:p>
      <text:p text:style-name="P1"><text:span text:style-name="T5">meanr –</text:span><text:span text:style-name="T1"> usrednianie w oknie dla obliczen odleglosci na mapie fi,psi</text:span></text:p>
      <text:p text:style-name="P1"><text:span text:style-name="T1"><text:tab/></text:span><text:span text:style-name="T4">0</text:span><text:span text:style-name="T1"> – nie </text:span></text:p>
      <text:p text:style-name="P15"><text:tab/>1 – tak</text:p>
      <text:p text:style-name="P1"><text:span text:style-name="T5">mostki</text:span><text:span text:style-name="T11"> – obliczanie możliwości utworzenia mostków siarkowych</text:span></text:p>
      <text:p text:style-name="Standard"><text:tab/><text:span text:style-name="T27">0 </text:span>– mostki nie są obliczane</text:p>
      <text:p text:style-name="P1"><text:span text:style-name="T6"><text:tab/></text:span><text:span text:style-name="T2">1 – ilość potencjalnych mostków jest zliczana. Jako kryterium obrana jest odleglosc </text:span><text:span text:style-name="T6"><text:tab/>miedzyatomowa S-S w cysteinach</text:span></text:p>
      <text:p text:style-name="P1"><text:span text:style-name="T6">motdl –</text:span><text:span text:style-name="T2"> długość analizowanego motywu, definiowany tak ze wybrana reszta jest w jego srodku </text:span><text:span text:style-name="T3">7</text:span></text:p>
      <text:p text:style-name="P1"><text:span text:style-name="T6">motifpdb</text:span><text:span text:style-name="T2"> – zapisanie motywów w miejscu wiążącym do pliku pdb</text:span></text:p>
      <text:p text:style-name="P1"><text:span text:style-name="T2"><text:tab/></text:span><text:span text:style-name="T4">0</text:span><text:span text:style-name="T2"> – nie </text:span></text:p>
      <text:p text:style-name="P17"><text:tab/>1 – tak</text:p>
      <text:p text:style-name="P1"><text:span text:style-name="T5">minres</text:span><text:span text:style-name="T11"> – minimalna ilość reszt w analizowanym białku</text:span></text:p>
      <text:p text:style-name="Standard"><text:tab/><text:span text:style-name="T27">50</text:span></text:p>
      <text:p text:style-name="Standard"><text:span text:style-name="T19">nmr_ok</text:span> – wczytywanie struktur rozwiązanych NMR (1 model)</text:p>
      <text:p text:style-name="Standard"><text:tab/><text:span text:style-name="T28">0 </text:span>– nie </text:p>
      <text:p text:style-name="Standard"><text:span text:style-name="T19"><text:tab/></text:span><text:span text:style-name="T16">1 – tak</text:span></text:p>
      <text:p text:style-name="P1"><text:span text:style-name="T5">ngcat </text:span><text:span text:style-name="T1">– numer atomu definiującego centrum siatki</text:span></text:p>
      <text:p text:style-name="Standard"><text:span text:style-name="T19">nonhet</text:span> – analizowanie heteroatomów, zapisanie do pdb</text:p>
      <text:p text:style-name="Standard"><text:tab/><text:span text:style-name="T27">0</text:span> – nie </text:p>
      <text:p text:style-name="Standard"><text:tab/>1 - tak</text:p>
      <text:p text:style-name="P1"><text:span text:style-name="T5">nohet_ca</text:span><text:span text:style-name="T11"> – atomy C-alfa będące hetero</text:span></text:p>
      <text:p text:style-name="Standard"><text:tab/><text:span text:style-name="T27">0</text:span> – ignorowane</text:p>
      <text:p text:style-name="Standard"><text:soft-page-break/><text:tab/>1 – wczytywane </text:p>
      <text:p text:style-name="Standard"><text:span text:style-name="T19">nohydr</text:span> – wczytywanie białka bez atomów wodoru</text:p>
      <text:p text:style-name="Standard"><text:tab/>1 – wodory nie są wczytywane </text:p>
      <text:p text:style-name="Standard"><text:tab/><text:span text:style-name="T27">0</text:span> – wodory są wczytywane </text:p>
      <text:p text:style-name="Standard"><text:span text:style-name="T19">nplane(i,1)</text:span> – numery atomów definiujących pierwszą płaszczyznę </text:p>
      <text:p text:style-name="Standard"><text:span text:style-name="T22">nalezy podac cztery liczby calkowite </text:span><text:span text:style-name="T27">(0)</text:span></text:p>
      <text:p text:style-name="Standard"><text:span text:style-name="T19">nplane(i,2)</text:span> – numery atomów definiujących drugą płaszczyznę </text:p>
      <text:p text:style-name="Standard"><text:span text:style-name="T22">nalezy podac cztery liczby calkowite </text:span><text:span text:style-name="T27">(0)</text:span></text:p>
      <text:p text:style-name="P1"><text:span text:style-name="T5">num_mol </text:span><text:span text:style-name="T1">– liczba bialek analizowanych na raz </text:span><text:span text:style-name="T3">1</text:span></text:p>
      <text:p text:style-name="P1"><text:span text:style-name="T5">outpdb</text:span><text:span text:style-name="T11"> – podstawowy plik pdb o nazwie: *.o.pdb</text:span></text:p>
      <text:p text:style-name="P1"><text:span text:style-name="T11"><text:tab/></text:span><text:span text:style-name="T10">0</text:span><text:span text:style-name="T11"> – nie</text:span></text:p>
      <text:p text:style-name="P11"><text:tab/>1 – tak </text:p>
      <text:p text:style-name="P1"><text:span text:style-name="T5">overlay</text:span><text:span text:style-name="T11"> – optymalne nakładanie struktur (modul “superimpose”). Uruchamia modul “fitting” <text:s/>ktory naklada motywy i wykonuje funkcje RMSD</text:span></text:p>
      <text:p text:style-name="P1"><text:span text:style-name="T11"><text:tab/></text:span><text:span text:style-name="T10">0</text:span><text:span text:style-name="T11"> – nie </text:span></text:p>
      <text:p text:style-name="P11"><text:tab/>1 – tak </text:p>
      <text:p text:style-name="P1"><text:span text:style-name="T5">pdbsave</text:span><text:span text:style-name="T11"> – zapisanie pliku w formacie pdb</text:span></text:p>
      <text:p text:style-name="Standard"><text:tab/><text:span text:style-name="T27">0</text:span> – plik pdb nie jest tworzony</text:p>
      <text:p text:style-name="P11"><text:tab/>1 - utworzenie pliku pdb</text:p>
      <text:p text:style-name="Standard"><text:span text:style-name="T19">planedef</text:span> –<text:span text:style-name="T22"> definiownaie płaszczyzny odniesienia</text:span></text:p>
      <text:p text:style-name="Standard"><text:span text:style-name="T22"><text:tab/></text:span><text:span text:style-name="T27">0 </text:span><text:span text:style-name="T22">– nie <text:s/></text:span></text:p>
      <text:p text:style-name="P19"><text:tab/>1 – tak </text:p>
      <text:p text:style-name="Standard"><text:span text:style-name="T21">planetype</text:span><text:span text:style-name="T22"> – typ definicji</text:span></text:p>
      <text:p text:style-name="Standard"><text:span text:style-name="T22"><text:tab/></text:span><text:span text:style-name="T27">0</text:span><text:span text:style-name="T22"> – numery atomów</text:span></text:p>
      <text:p text:style-name="P19"><text:tab/>1 – nazwa reszty (tylko w praypadku gdy jest ona jednoznaczna)</text:p>
      <text:p text:style-name="P1"><text:span text:style-name="T6">plres_id</text:span><text:span text:style-name="T12"> – nazwa reszty </text:span><text:span text:style-name="T10">RES</text:span><text:span text:style-name="T12"> </text:span></text:p>
      <text:p text:style-name="Standard"><text:span text:style-name="T19">readhet </text:span>– wczytywanie hetero-atomów</text:p>
      <text:p text:style-name="Standard"><text:tab/><text:span text:style-name="T27">0</text:span> – hetero-atomy nie są brane pod uwagę</text:p>
      <text:p text:style-name="P11"><text:tab/>1 – hetero-atomy są w układzie</text:p>
      <text:p text:style-name="Standard"><text:span text:style-name="T19">refsys</text:span> – układ odniesienia</text:p>
      <text:p text:style-name="Standard"><text:tab/><text:span text:style-name="T22">1 </text:span>– nałożenie zdefiniowanych płaszczyzn: układu i układu odniesienia</text:p>
      <text:p text:style-name="Standard"><text:tab/>Wczytane muszą być dwie cząsteczki </text:p>
      <text:p text:style-name="Standard"><text:tab/><text:span text:style-name="T27">2</text:span> – oś y odniesienia związana z największym wymiarem cząsteczki</text:p>
      <text:p text:style-name="Standard"><text:span text:style-name="T19">residue_ref</text:span> – wyznaczanie miejsca wiążącego w oparciu o współrzędne</text:p>
      <text:p text:style-name="Standard"><text:tab/><text:span text:style-name="T28">0 </text:span>– atomów C alfa</text:p>
      <text:p text:style-name="Standard"><text:tab/>1 – dowolnych atomów w pliku</text:p>
      <text:p text:style-name="Standard"><text:tab/>2 – środek geometryczny łańcucha bocznego</text:p>
      <text:p text:style-name="Standard"><text:tab/>3 – środek ciężkości łańcucha bocznego</text:p>
      <text:p text:style-name="Standard"><text:tab/>4 – środek geometryczny całej reszty</text:p>
      <text:p text:style-name="P15"><text:tab/>5 – środek ciężkości całej reszty</text:p>
      <text:p text:style-name="Standard"><text:span text:style-name="T19">r1 </text:span>– dolna granica odległości S-S:<text:tab/><text:span text:style-name="T27">(1,7)</text:span></text:p>
      <text:p text:style-name="P1"><text:span text:style-name="T5">r2</text:span><text:span text:style-name="T1"> <text:s/>- górna granica odległości S-S:<text:tab/></text:span><text:span text:style-name="T3">(2,3)</text:span></text:p>
      <text:p text:style-name="P1"><text:span text:style-name="T6">rtype</text:span><text:span text:style-name="T2"> – typ pracy</text:span></text:p>
      <text:p text:style-name="P17"><text:tab/>1 – analiza struktur </text:p>
      <text:p text:style-name="P17"><text:tab/>2 – analiza sekwencji</text:p>
      <text:p text:style-name="P17"><text:soft-page-break/><text:tab/>3 – analiza struktur i sekwencji</text:p>
      <text:p text:style-name="P1"><text:span text:style-name="T5">savefit</text:span><text:span text:style-name="T1"> – zapisanie pdb nalozonych motywow do pliku o nazwie:</text:span></text:p>
      <text:p text:style-name="P15"><text:tab/>“kodpdb_bialka_nakladanego.numer_motywu_bialka_pierwszego. bsan.pdb”</text:p>
      <text:p text:style-name="P1"><text:span text:style-name="T1"><text:tab/></text:span><text:span text:style-name="T3">0</text:span><text:span text:style-name="T1"> – nie </text:span></text:p>
      <text:p text:style-name="P17"><text:tab/>1 – tak </text:p>
      <text:p text:style-name="P2"><text:span text:style-name="T6">saveseq </text:span><text:span text:style-name="T2">– zapisanie sekwencji</text:span></text:p>
      <text:p text:style-name="P3"><text:span text:style-name="T6"><text:tab/></text:span><text:span text:style-name="T3">0</text:span><text:span text:style-name="T2"> – nie </text:span></text:p>
      <text:p text:style-name="P3"><text:span text:style-name="T6"><text:tab/></text:span><text:span text:style-name="T2">1 – tak </text:span></text:p>
      <text:p text:style-name="P2"><text:span text:style-name="T6">seqtype</text:span><text:span text:style-name="T2"> – typ zapisania sekwencji</text:span></text:p>
      <text:p text:style-name="P4"><text:span text:style-name="T2"><text:tab/></text:span><text:span text:style-name="T3">1</text:span><text:span text:style-name="T2"> - sekwencja AA w formacie fasta</text:span></text:p>
      <text:p text:style-name="P16"><text:tab/>2 - sekwencje AA i strukturalna w kolumnach</text:p>
      <text:p text:style-name="P18"><text:tab/>3 - sekwencje AA i strukturalna w formacie fasta</text:p>
      <text:p text:style-name="P18"><text:tab/>4 - sekwencja strukturalna w formacie fasta</text:p>
      <text:p text:style-name="P1"><text:span text:style-name="T6">seqread</text:span><text:span text:style-name="T2"> – wczytywanie sekwencji</text:span></text:p>
      <text:p text:style-name="P1"><text:span text:style-name="T2"><text:tab/></text:span><text:span text:style-name="T3">0 </text:span><text:span text:style-name="T2">– nie</text:span></text:p>
      <text:p text:style-name="P17"><text:tab/>1 – tak </text:p>
      <text:p text:style-name="P1"><text:span text:style-name="T5">spacex</text:span><text:span text:style-name="T11"> – odległość pomiędzy węzłami w kierunku x </text:span><text:span text:style-name="T10">(5.0)</text:span><text:span text:style-name="T11"><text:tab/>[real]</text:span></text:p>
      <text:p text:style-name="Standard"><text:span text:style-name="T19">spacey</text:span> – odległość pomiędzy węzłami w kierunku y <text:span text:style-name="T27">(5.0)</text:span><text:tab/>[real]</text:p>
      <text:p text:style-name="P1"><text:span text:style-name="T5">spacez</text:span><text:span text:style-name="T1"> – odległość pomiędzy węzłami w kierunku z </text:span><text:span text:style-name="T3">(5.0)</text:span><text:span text:style-name="T1"><text:tab/>[real]</text:span></text:p>
      <text:p text:style-name="P1"><text:span text:style-name="T5">subsys</text:span><text:span text:style-name="T11"> – łańcuchy traktowane osobno</text:span></text:p>
      <text:p text:style-name="Standard"><text:tab/><text:span text:style-name="T27">0</text:span> – łańcuchy traktowane razem</text:p>
      <text:p text:style-name="Standard"><text:tab/>1 – łańcuchy traktowane osobno</text:p>
      <text:p text:style-name="P1"><text:span text:style-name="T5">stralf</text:span><text:span text:style-name="T11"> – przypisywanie liter alfabetu strukturalnego</text:span></text:p>
      <text:p text:style-name="Standard"><text:tab/><text:span text:style-name="T28">0 </text:span>– nie</text:p>
      <text:p text:style-name="Standard"><text:tab/>1 – tak</text:p>
      <text:p text:style-name="Standard"><text:span text:style-name="T19">stranal</text:span> – analiza struktury białka</text:p>
      <text:p text:style-name="Standard"><text:tab/><text:span text:style-name="T27">0</text:span> – nie</text:p>
      <text:p text:style-name="Standard"><text:tab/>1 – tak</text:p>
      <text:p text:style-name="P1"><text:span text:style-name="T19">taketab</text:span> – definiowanie tablicy kontyngencji</text:p>
      <text:p text:style-name="Standard"><text:tab/><text:span text:style-name="T27">0</text:span> – nie </text:p>
      <text:p text:style-name="Standard"><text:tab/>1 – tak </text:p>
      <text:p text:style-name="P1"><text:span text:style-name="T5">tekrok</text:span><text:span text:style-name="T11"> – wielkość kroku przejścia przez elipsę </text:span><text:span text:style-name="T13">0.1</text:span></text:p>
      <text:p text:style-name="Standard"><text:span text:style-name="T19">torsje </text:span>– obliczanie kątów dwuściennych</text:p>
      <text:p text:style-name="Standard"><text:tab/><text:span text:style-name="T27">0</text:span> – kąty nie są obliczane</text:p>
      <text:p text:style-name="P11"><text:tab/>1 – obliczanie kątów dwuściennych</text:p>
      <text:p text:style-name="P1"><text:span text:style-name="T5">trnsys</text:span><text:span text:style-name="T11"> – zmiana układu współrzędnych</text:span></text:p>
      <text:p text:style-name="Standard"><text:tab/><text:span text:style-name="T27">0</text:span> – bez zmiany układu wspólrzędnych</text:p>
      <text:p text:style-name="P11"><text:tab/>1 – zmiana układu</text:p>
      <text:p text:style-name="P1"><text:span text:style-name="T5">ucenterx</text:span><text:span text:style-name="T1"> – współrzędna x centrum siatki </text:span><text:span text:style-name="T3">(0)</text:span></text:p>
      <text:p text:style-name="P1"><text:span text:style-name="T5">ucentery</text:span><text:span text:style-name="T1"> – współrzędna x centrum siatki</text:span><text:span text:style-name="T3"> (0)</text:span></text:p>
      <text:p text:style-name="P1"><text:span text:style-name="T5">ucenterz</text:span><text:span text:style-name="T1"> – współrzędna x centrum siatki </text:span><text:span text:style-name="T3">(0)</text:span></text:p>
      <text:p text:style-name="Standard"><text:span text:style-name="T19">volfit</text:span> – obliczanie objętości</text:p>
      <text:p text:style-name="Standard"><text:tab/><text:span text:style-name="T27">0</text:span> – bez obliczania objętości</text:p>
      <text:p text:style-name="Standard"><text:tab/>1 – obliczanie objętości</text:p>
      <text:p text:style-name="Standard"><text:span text:style-name="T19">volref</text:span> – wyznaczanie objętości w oparciu o współrzędne</text:p>
      <text:p text:style-name="Standard"><text:soft-page-break/><text:tab/><text:span text:style-name="T28">0</text:span> – atomów C alfa</text:p>
      <text:p text:style-name="Standard"><text:tab/>1 – dowolnych atomów w pliku</text:p>
      <text:p text:style-name="Standard"><text:tab/>2 – środek geometryczny łańcucha bocznego</text:p>
      <text:p text:style-name="Standard"><text:tab/>3 – środek ciężkości łańcucha bocznego</text:p>
      <text:p text:style-name="Standard"><text:tab/>4 – środek geometryczny całej reszty</text:p>
      <text:p text:style-name="Standard"><text:tab/>5 – środek ciężkości całej reszty</text:p>
      <text:p text:style-name="Standard"><text:span text:style-name="T19">vear</text:span> – obliczanie V i R</text:p>
      <text:p text:style-name="Standard"><text:tab/><text:span text:style-name="T27">0</text:span> – nie </text:p>
      <text:p text:style-name="Standard"><text:tab/>1 - tak</text:p>
      <text:p text:style-name="P12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5"/>
      <text:p text:style-name="P21"/>
      <text:p text:style-name="P30">OPIS PLIKÓW I ICH FORMATÓW</text:p>
      <text:p text:style-name="P2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3">unit</text:p>
          </table:table-cell>
          <table:table-cell table:style-name="Table1.A1" office:value-type="string">
            <text:p text:style-name="P24">opis</text:p>
          </table:table-cell>
          <table:table-cell table:style-name="Table1.A1" office:value-type="string">
            <text:p text:style-name="P24">nazwa</text:p>
          </table:table-cell>
          <table:table-cell table:style-name="Table1.A1" office:value-type="string">
            <text:p text:style-name="P24">i/o</text:p>
          </table:table-cell>
        </table:table-row>
        <table:table-row table:style-name="Table1.1">
          <table:table-cell table:style-name="Table1.A1" office:value-type="string">
            <text:p text:style-name="P23">1</text:p>
          </table:table-cell>
          <table:table-cell table:style-name="Table1.A1" office:value-type="string">
            <text:p text:style-name="P24">struktury w formacie pdb</text:p>
          </table:table-cell>
          <table:table-cell table:style-name="Table1.A1" office:value-type="string">
            <text:p text:style-name="P25"><text:span text:style-name="T30">nazwa pliku</text:span> (namcor)</text:p>
          </table:table-cell>
          <table:table-cell table:style-name="Table1.A1" office:value-type="string">
            <text:p text:style-name="P24">i</text:p>
          </table:table-cell>
        </table:table-row>
        <table:table-row table:style-name="Table1.1">
          <table:table-cell table:style-name="Table1.A1" office:value-type="string">
            <text:p text:style-name="P23">2</text:p>
          </table:table-cell>
          <table:table-cell table:style-name="Table1.A1" office:value-type="string">
            <text:p text:style-name="P24">parametry sterowania programem</text:p>
          </table:table-cell>
          <table:table-cell table:style-name="Table1.A1" office:value-type="string">
            <text:p text:style-name="P26">dowolna</text:p>
          </table:table-cell>
          <table:table-cell table:style-name="Table1.A1" office:value-type="string">
            <text:p text:style-name="P24">o</text:p>
          </table:table-cell>
        </table:table-row>
        <table:table-row table:style-name="Table1.1">
          <table:table-cell table:style-name="Table1.A1" office:value-type="string">
            <text:p text:style-name="P23">3</text:p>
          </table:table-cell>
          <table:table-cell table:style-name="Table1.A1" office:value-type="string">
            <text:p text:style-name="P24">motywy miejsca wiążącego: PDB</text:p>
            <text:p text:style-name="P24">wynikowa struktura w formacie PDB</text:p>
            <text:p text:style-name="P24">struktura eliptyczna w formacie PDB</text:p>
            <text:p text:style-name="P24">pdb motywów miejsca wiążącego</text:p>
            <text:p text:style-name="P24">pdb z gridem</text:p>
            <text:p text:style-name="P24">pdb z gridem konsensusowym</text:p>
          </table:table-cell>
          <table:table-cell table:style-name="Table1.A1" office:value-type="string">
            <text:p text:style-name="P5"><text:span text:style-name="T25">namcor.</text:span><text:span text:style-name="T26">#motywu.bsan.</text:span><text:span text:style-name="T24">pdb</text:span></text:p>
            <text:p text:style-name="P5"><text:span text:style-name="T25">namcor</text:span><text:span text:style-name="T24">.</text:span><text:span text:style-name="T26">#lancucha</text:span><text:span text:style-name="T24">.o.pdb</text:span></text:p>
            <text:p text:style-name="P5"><text:span text:style-name="T25">namcor</text:span><text:span text:style-name="T24">.</text:span><text:span text:style-name="T26">#lancucha</text:span><text:span text:style-name="T24">.e.pdb</text:span></text:p>
            <text:p text:style-name="P5"><text:span text:style-name="T25">namcor</text:span><text:span text:style-name="T24">.bsall.pdb</text:span></text:p>
            <text:p text:style-name="P5"><text:span text:style-name="T25">namcor</text:span><text:span text:style-name="T24">.gr.pdb</text:span></text:p>
            <text:p text:style-name="P5"><text:span text:style-name="T25">namcor</text:span><text:span text:style-name="T24">.consgr.pdb</text:span></text:p>
          </table:table-cell>
          <table:table-cell table:style-name="Table1.A1" office:value-type="string">
            <text:p text:style-name="P24">o</text:p>
          </table:table-cell>
        </table:table-row>
        <table:table-row table:style-name="Table1.5">
          <table:table-cell table:style-name="Table1.A1" office:value-type="string">
            <text:p text:style-name="P23">4</text:p>
          </table:table-cell>
          <table:table-cell table:style-name="Table1.A1" office:value-type="string">
            <text:p text:style-name="P24">mapa kontaktów w miejscu wiążącym: numer reszty, kontakt</text:p>
            <text:p text:style-name="P24">siatka</text:p>
            <text:p text:style-name="P24">vr</text:p>
          </table:table-cell>
          <table:table-cell table:style-name="Table1.A1" office:value-type="string">
            <text:p text:style-name="P24"/>
            <text:p text:style-name="P24"/>
            <text:p text:style-name="P5"><text:span text:style-name="T25">namcor</text:span><text:span text:style-name="T24">.cnt</text:span></text:p>
            <text:p text:style-name="P5"><text:span text:style-name="T25">namcor</text:span><text:span text:style-name="T24">.grd</text:span></text:p>
            <text:p text:style-name="P24">namcor.#lancucha.vr</text:p>
            <text:p text:style-name="P24"/>
            <text:p text:style-name="P24"/>
            <text:p text:style-name="P24"/>
          </table:table-cell>
          <table:table-cell table:style-name="Table1.A1" office:value-type="string">
            <text:p text:style-name="P24">o</text:p>
          </table:table-cell>
        </table:table-row>
        <table:table-row table:style-name="Table1.1">
          <table:table-cell table:style-name="Table1.A1" office:value-type="string">
            <text:p text:style-name="P23">7</text:p>
          </table:table-cell>
          <table:table-cell table:style-name="Table1.A1" office:value-type="string">
            <text:p text:style-name="P24">mapa energii z eceppa</text:p>
            <text:p text:style-name="P24">plik z nałożeniem sekwencji</text:p>
            <text:p text:style-name="P24">plik z sekwencja aminokwasowa</text:p>
            <text:p text:style-name="P24">plik z sekwencja strukturalna</text:p>
          </table:table-cell>
          <table:table-cell table:style-name="Table1.A1" office:value-type="string">
            <text:p text:style-name="P5"><text:span text:style-name="T24">main_out.</text:span><text:span text:style-name="T25">kodaminokwasu</text:span></text:p>
            <text:p text:style-name="P25">dowolna (inpalign)</text:p>
            <text:p text:style-name="P25">dowolna (aasekw)</text:p>
            <text:p text:style-name="P25">dowolna (sasekw)</text:p>
          </table:table-cell>
          <table:table-cell table:style-name="Table1.A1" office:value-type="string">
            <text:p text:style-name="P24">i</text:p>
          </table:table-cell>
        </table:table-row>
        <table:table-row table:style-name="Table1.1">
          <table:table-cell table:style-name="Table1.A1" office:value-type="string">
            <text:p text:style-name="P23">8</text:p>
          </table:table-cell>
          <table:table-cell table:style-name="Table1.A1" office:value-type="string">
            <text:p text:style-name="P24">wartości współczynnika W [# pozycji; litera alfabetu strukturalnego; wartość <text:s/>W]</text:p>
            <text:p text:style-name="P24">wartości współczynnika W sumowane w oknie</text:p>
          </table:table-cell>
          <table:table-cell table:style-name="Table1.A1" office:value-type="string">
            <text:p text:style-name="P5"><text:span text:style-name="T25">inpalign</text:span><text:span text:style-name="T24">.wc</text:span></text:p>
            <text:p text:style-name="P5"><text:span text:style-name="T25">inpalign</text:span><text:span text:style-name="T24">.wc.chain#</text:span></text:p>
          </table:table-cell>
          <table:table-cell table:style-name="Table1.A1" office:value-type="string">
            <text:p text:style-name="P24">o</text:p>
          </table:table-cell>
        </table:table-row>
        <table:table-row table:style-name="Table1.1">
          <table:table-cell table:style-name="Table1.A1" office:value-type="string">
            <text:p text:style-name="P23">9</text:p>
          </table:table-cell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4"/>
          </table:table-cell>
        </table:table-row>
        <table:table-row table:style-name="Table1.1">
          <table:table-cell table:style-name="Table1.A1" office:value-type="string">
            <text:p text:style-name="P23">10</text:p>
          </table:table-cell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24"/>
          </table:table-cell>
        </table:table-row>
        <table:table-row table:style-name="Table1.1">
          <table:table-cell table:style-name="Table1.A1" office:value-type="string">
            <text:p text:style-name="P23">11</text:p>
          </table:table-cell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24">o</text:p>
          </table:table-cell>
        </table:table-row>
        <table:table-row table:style-name="Table1.1">
          <table:table-cell table:style-name="Table1.A1" office:value-type="string">
            <text:p text:style-name="P23">12</text:p>
          </table:table-cell>
          <table:table-cell table:style-name="Table1.A1" office:value-type="string">
            <text:p text:style-name="P24">motywy SA w miejscu wiążącym [# reszty, AA, mot1, mot2, mot3, mot4]</text:p>
          </table:table-cell>
          <table:table-cell table:style-name="Table1.A1" office:value-type="string">
            <text:p text:style-name="P5"><text:span text:style-name="T25">namcor</text:span><text:span text:style-name="T24">.sa.bs</text:span></text:p>
          </table:table-cell>
          <table:table-cell table:style-name="Table1.A1" office:value-type="string">
            <text:p text:style-name="P24">o</text:p>
          </table:table-cell>
        </table:table-row>
        <table:table-row table:style-name="Table1.1">
          <table:table-cell table:style-name="Table1.A1" office:value-type="string">
            <text:p text:style-name="P23">13</text:p>
          </table:table-cell>
          <table:table-cell table:style-name="Table1.A1" office:value-type="string">
            <text:p text:style-name="P24">motywy SA w miejscu wiążącym [# reszty, AA, mot1, mot2, mot3, mot4]</text:p>
          </table:table-cell>
          <table:table-cell table:style-name="Table1.A1" office:value-type="string">
            <text:p text:style-name="P5"><text:span text:style-name="T25">namcor</text:span><text:span text:style-name="T24">.aa.bs</text:span></text:p>
          </table:table-cell>
          <table:table-cell table:style-name="Table1.A1" office:value-type="string">
            <text:p text:style-name="P24">o</text:p>
          </table:table-cell>
        </table:table-row>
        <table:table-row table:style-name="Table1.1">
          <table:table-cell table:style-name="Table1.A1" office:value-type="string">
            <text:p text:style-name="P23">14</text:p>
          </table:table-cell>
          <table:table-cell table:style-name="Table1.A1" office:value-type="string">
            <text:p text:style-name="P24">sekwencja AA i SA w kolumnach: # reszty, AA, SA</text:p>
            <text:p text:style-name="P24">sekwencja AA i/lub SA w formacie FASTA</text:p>
          </table:table-cell>
          <table:table-cell table:style-name="Table1.A1" office:value-type="string">
            <text:p text:style-name="P5"><text:span text:style-name="T25">namcor</text:span><text:span text:style-name="T24">.seq</text:span></text:p>
            <text:p text:style-name="P25">namcor.fasta</text:p>
          </table:table-cell>
          <table:table-cell table:style-name="Table1.A1" office:value-type="string">
            <text:p text:style-name="P24">o</text:p>
          </table:table-cell>
        </table:table-row>
        <table:table-row table:style-name="Table1.1">
          <table:table-cell table:style-name="Table1.A1" office:value-type="string">
            <text:p text:style-name="P23">15</text:p>
          </table:table-cell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24">o </text:p>
          </table:table-cell>
        </table:table-row>
        <table:table-row table:style-name="Table1.1">
          <table:table-cell table:style-name="Table1.A1" office:value-type="string">
            <text:p text:style-name="P23">16</text:p>
          </table:table-cell>
          <table:table-cell table:style-name="Table1.A1" office:value-type="string">
            <text:p text:style-name="P24">informacja zwrotna programu</text:p>
          </table:table-cell>
          <table:table-cell table:style-name="Table1.A1" office:value-type="string">
            <text:p text:style-name="P5"><text:span text:style-name="T25">main</text:span><text:span text:style-name="T24">.out</text:span></text:p>
          </table:table-cell>
          <table:table-cell table:style-name="Table1.A1" office:value-type="string">
            <text:p text:style-name="P24">o</text:p>
          </table:table-cell>
        </table:table-row>
        <table:table-row table:style-name="Table1.1">
          <table:table-cell table:style-name="Table1.A1" office:value-type="string">
            <text:p text:style-name="P23">17</text:p>
          </table:table-cell>
          <table:table-cell table:style-name="Table1.A1" office:value-type="string">
            <text:p text:style-name="P24">wartości kątów dwuściennych [# reszty, AA, phi, psi]</text:p>
            <text:p text:style-name="P24">wartości kątów dwuściennych struktury eliptycznej [# reszty, AA, phi, psi]</text:p>
          </table:table-cell>
          <table:table-cell table:style-name="Table1.A1" office:value-type="string">
            <text:p text:style-name="P5"><text:span text:style-name="T25">namcor</text:span><text:span text:style-name="T24">.</text:span><text:span text:style-name="T25">#lancucha</text:span><text:span text:style-name="T24">.dih</text:span></text:p>
            <text:p text:style-name="P5"><text:span text:style-name="T25">namcor</text:span><text:span text:style-name="T24">.</text:span><text:span text:style-name="T25">#lancucha</text:span><text:span text:style-name="T24">.elldih</text:span></text:p>
          </table:table-cell>
          <table:table-cell table:style-name="Table1.A1" office:value-type="string">
            <text:p text:style-name="P24">o</text:p>
          </table:table-cell>
        </table:table-row>
        <table:table-row table:style-name="Table1.1">
          <table:table-cell table:style-name="Table1.A1" office:value-type="string">
            <text:p text:style-name="P23">18</text:p>
          </table:table-cell>
          <table:table-cell table:style-name="Table1.A1" office:value-type="string">
            <text:p text:style-name="P24">1. współrzędne struktury eliptycznej [x,y,z]</text:p>
            <text:p text:style-name="P24">odlegości fi psi dla struktury nat. i early, en. Pot</text:p>
            <text:p text:style-name="P24">2. profile D-Calfa [# lancucha, # reszty, D-CA, diff(D-CA)]</text:p>
            <text:p text:style-name="P24">3. mapa kontaktów w łańcuchu [# reszty, <text:s/># reszt kontakowych]</text:p>
            <text:p text:style-name="P24">4. rmsd motywów z nalozen sekwencji [# reszty 1, AA, # reszty 2, AA, rmsd dla reszty, odl. kart. miedzy GC reszt, <text:s/>odl. kart. miedzy at. Calfa reszt]</text:p>
            <text:p text:style-name="P24">5. odstajace wartosci kata phi</text:p>
          </table:table-cell>
          <table:table-cell table:style-name="Table1.A1" office:value-type="string">
            <text:p text:style-name="P5"><text:span text:style-name="T25">namcor</text:span><text:span text:style-name="T24">.</text:span><text:span text:style-name="T25">#lancucha.</text:span><text:span text:style-name="T24">ellcrd</text:span></text:p>
            <text:p text:style-name="P5"><text:span text:style-name="T25">namcor.#lancucha</text:span><text:span text:style-name="T24">.dist</text:span></text:p>
            <text:p text:style-name="P5"><text:span text:style-name="T25">namcor</text:span><text:span text:style-name="T24">.DcCa</text:span></text:p>
            <text:p text:style-name="P5"><text:span text:style-name="T25">wsad</text:span><text:span text:style-name="T24">.</text:span><text:span text:style-name="T25">#łancucha</text:span><text:span text:style-name="T24">.cmap.o</text:span></text:p>
            <text:p text:style-name="P5"><text:span text:style-name="T25">fnamcor-namcor.#lanc .</text:span><text:span text:style-name="T26">rmsd</text:span></text:p>
            <text:p text:style-name="P5"><text:span text:style-name="T25">namcor</text:span><text:span text:style-name="T26">.extphi</text:span></text:p>
          </table:table-cell>
          <table:table-cell table:style-name="Table1.A1" office:value-type="string">
            <text:p text:style-name="P24">o</text:p>
          </table:table-cell>
        </table:table-row>
        <table:table-row table:style-name="Table1.1">
          <table:table-cell table:style-name="Table1.A1" office:value-type="string">
            <text:p text:style-name="P23">19</text:p>
          </table:table-cell>
          <table:table-cell table:style-name="Table1.A1" office:value-type="string">
            <text:p text:style-name="P24">odstajace wartosci kata psi</text:p>
          </table:table-cell>
          <table:table-cell table:style-name="Table1.A1" office:value-type="string">
            <text:p text:style-name="P24"><text:span text:style-name="T31">namcor</text:span><text:span text:style-name="T30">.extpsi</text:span></text:p>
          </table:table-cell>
          <table:table-cell table:style-name="Table1.A1" office:value-type="string">
            <text:p text:style-name="P24">o</text:p>
          </table:table-cell>
        </table:table-row>
        <table:table-row table:style-name="Table1.1">
          <table:table-cell table:style-name="Table1.A1" office:value-type="string">
            <text:p text:style-name="P23">20</text:p>
          </table:table-cell>
          <table:table-cell table:style-name="Table1.A1" office:value-type="string">
            <text:p text:style-name="P24">odstajace wartosci kata omega</text:p>
          </table:table-cell>
          <table:table-cell table:style-name="Table1.A1" office:value-type="string">
            <text:p text:style-name="P24"><text:span text:style-name="T31">namcor</text:span><text:span text:style-name="T30">.extomega</text:span></text:p>
          </table:table-cell>
          <table:table-cell table:style-name="Table1.A1" office:value-type="string">
            <text:p text:style-name="P24">o</text:p>
          </table:table-cell>
        </table:table-row>
        <table:table-row table:style-name="Table1.1">
          <table:table-cell table:style-name="Table1.A1" office:value-type="string">
            <text:p text:style-name="P24">21-40</text:p>
          </table:table-cell>
          <table:table-cell table:style-name="Table1.A1" office:value-type="string">
            <text:p text:style-name="P24">posortowane pod względem AA kąty dwuscienne</text:p>
            <text:p text:style-name="P24">phi,psi</text:p>
            <text:p text:style-name="P24">rmsd w dla kolejnych łancuchów [# lancucha, rmsd]</text:p>
            <text:p text:style-name="P24">rmsd motywów w miejscu wiązącym [# pary, # motywu 1 bialka, # motywu 2 bialka, rmsd]</text:p>
          </table:table-cell>
          <table:table-cell table:style-name="Table1.A1" office:value-type="string">
            <text:p text:style-name="P5"><text:span text:style-name="T25">aminokwas</text:span><text:span text:style-name="T24">.s</text:span></text:p>
            <text:p text:style-name="P5"><text:span text:style-name="T25">namcor.#lancucha.</text:span><text:span text:style-name="T26">rmsd</text:span></text:p>
            <text:p text:style-name="P5"><text:span text:style-name="T25">namcor1.#pliku.namcor2</text:span><text:span text:style-name="T26">.bsrmsd</text:span></text:p>
          </table:table-cell>
          <table:table-cell table:style-name="Table1.A1" office:value-type="string">
            <text:p text:style-name="P24">o</text:p>
          </table:table-cell>
        </table:table-row>
      </table:table>
      <text:p text:style-name="P1"/>
      <text:p text:style-name="P1">nseq wazne w: volume, transform,sanal,grid,analyse_bs,readalign,crd2pd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charset="x-symbol"/>
    <style:font-face style:name="Wingdings 2" svg:font-family="'Wingdings 2'" style:font-charset="x-symbol"/>
    <style:font-face style:name="StarSymbol" svg:font-family="StarSymbol, 'Arial Unicode MS'"/>
    <style:font-face style:name="Tahoma4" svg:font-family="Tahoma"/>
    <style:font-face style:name="Tahoma2" svg:font-family="Tahoma, Lucidasans"/>
    <style:font-face style:name="DejaVu Sans" svg:font-family="'DejaVu Sans'" style:font-pitch="variable"/>
    <style:font-face style:name="Luxi Sans" svg:font-family="'Luxi Sans'" style:font-pitch="variable"/>
    <style:font-face style:name="Tahoma3" svg:font-family="Tahoma" style:font-pitch="variable"/>
    <style:font-face style:name="Tahoma1" svg:font-family="Tahoma, Lucidasans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non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Nimbus Roman No9 L" fo:font-size="12pt" fo:language="en" fo:country="US" style:font-name-asian="Luxi San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1" style:font-size-asian="14pt" style:font-name-complex="Tahoma3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4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Nagłówek" style:family="paragraph" style:parent-style-name="Standard" style:next-style-name="Text_20_body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Podpis" style:family="paragraph" style:parent-style-name="Standard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Indeks" style:family="paragraph" style:parent-style-name="Standard">
      <style:paragraph-properties text:number-lines="false" text:line-number="0"/>
      <style:text-properties style:font-name-complex="Tahoma2"/>
    </style:style>
    <style:style style:name="Zawartość_20_tabeli" style:display-name="Zawartość tabeli" style:family="paragraph" style:parent-style-name="Standard">
      <style:paragraph-properties text:number-lines="false" text:line-number="0"/>
    </style:style>
    <style:style style:name="Nagłówek_20_tabeli" style:display-name="Nagłówek tabeli" style:family="paragraph" style:parent-style-name="Zawartość_20_tabeli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1z0" style:family="text">
      <style:text-properties style:font-name="Wingdings" fo:font-size="9pt" style:font-size-asian="9pt" style:font-name-complex="StarSymbol" style:font-size-complex="9pt"/>
    </style:style>
    <style:style style:name="WW8Num11z1" style:family="text">
      <style:text-properties style:font-name="Wingdings 2" fo:font-size="9pt" style:font-size-asian="9pt" style:font-name-complex="StarSymbol" style:font-size-complex="9pt"/>
    </style:style>
    <style:style style:name="WW8Num11z2" style:family="text">
      <style:text-properties style:font-name="StarSymbol" fo:font-size="9pt" style:font-size-asian="9pt" style:font-name-complex="StarSymbol" style:font-size-complex="9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Znaki_20_numeracji" style:display-name="Znaki numeracji" style:family="text"/>
    <style:style style:name="Line_20_numbering" style:display-name="Line numbering" style:family="text"/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">
      <text:list-level-style-number text:level="1" style:num-suffix="." style:num-format="1" text:start-value="2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4">
      <text:list-level-style-number text:level="1" style:num-suffix="." style:num-format="1" text:start-value="2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7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>
      <text:list-level-style-number text:level="1" style:num-suffix="." style:num-format="1" text:start-value="3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9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0">
      <text:list-level-style-number text:level="1" style:num-suffix="." style:num-format="1" text:start-value="2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1">
      <text:list-level-style-bullet text:level="1" text:style-name="WW8Num11z0" style:num-suffix="." text:bullet-char="">
        <style:list-level-properties/>
        <style:text-properties style:font-name="Wingdings"/>
      </text:list-level-style-bullet>
      <text:list-level-style-bullet text:level="2" text:style-name="WW8Num11z1" style:num-suffix="." text:bullet-char="">
        <style:list-level-properties/>
        <style:text-properties style:font-name="Wingdings 2"/>
      </text:list-level-style-bullet>
      <text:list-level-style-bullet text:level="3" text:style-name="WW8Num11z2" style:num-suffix="." text:bullet-char="■">
        <style:list-level-properties/>
        <style:text-properties style:font-name="StarSymbol"/>
      </text:list-level-style-bullet>
      <text:list-level-style-bullet text:level="4" text:style-name="WW8Num11z0" style:num-suffix="." text:bullet-char="">
        <style:list-level-properties/>
        <style:text-properties style:font-name="Wingdings"/>
      </text:list-level-style-bullet>
      <text:list-level-style-bullet text:level="5" text:style-name="WW8Num11z1" style:num-suffix="." text:bullet-char="">
        <style:list-level-properties/>
        <style:text-properties style:font-name="Wingdings 2"/>
      </text:list-level-style-bullet>
      <text:list-level-style-bullet text:level="6" text:style-name="WW8Num11z2" style:num-suffix="." text:bullet-char="■">
        <style:list-level-properties/>
        <style:text-properties style:font-name="StarSymbol"/>
      </text:list-level-style-bullet>
      <text:list-level-style-bullet text:level="7" text:style-name="WW8Num11z0" style:num-suffix="." text:bullet-char="">
        <style:list-level-properties/>
        <style:text-properties style:font-name="Wingdings"/>
      </text:list-level-style-bullet>
      <text:list-level-style-bullet text:level="8" text:style-name="WW8Num11z1" style:num-suffix="." text:bullet-char="">
        <style:list-level-properties/>
        <style:text-properties style:font-name="Wingdings 2"/>
      </text:list-level-style-bullet>
      <text:list-level-style-bullet text:level="9" text:style-name="WW8Num11z2" style:num-suffix="." text:bullet-char="■">
        <style:list-level-properties/>
        <style:text-properties style:font-name="StarSymbol"/>
      </text:list-level-style-bullet>
      <text:list-level-style-number text:level="10" style:num-suffix="." style:num-format="1">
        <style:list-level-properties/>
      </text:list-level-style-number>
    </text:list-style>
    <text:list-style style:name="WW8Num1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creation-date>2005-07-31T12:38:49</meta:creation-date>
    <dc:creator>Wiktor Jurkowski</dc:creator>
    <dc:date>2009-05-15T16:25:13</dc:date>
    <meta:print-date>2113-01-01T00:00:00</meta:print-date>
    <meta:editing-cycles>136</meta:editing-cycles>
    <meta:editing-duration>PT356H47M06S</meta:editing-duration>
    <meta:document-statistic meta:table-count="1" meta:image-count="0" meta:object-count="0" meta:page-count="13" meta:paragraph-count="438" meta:word-count="3529" meta:character-count="24431"/>
    <meta:user-defined meta:name="Info 1"/>
    <meta:user-defined meta:name="Info 2"/>
    <meta:user-defined meta:name="Info 3"/>
    <meta:user-defined meta:name="Info 4"/>
  </office:meta>
</office:document-meta>
</file>